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3.538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1280-x</text:p>
          </table:table-cell>
          <table:table-cell table:number-columns-repeated="4"/>
          <table:table-cell office:value-type="string" calcext:value-type="string">
            <text:p>-x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03T02:50:49Z</text:p>
          </table:table-cell>
          <table:table-cell office:value-type="string" calcext:value-type="string">
            <text:p>2022-02-03T02:51:23Z</text:p>
          </table:table-cell>
          <table:table-cell office:value-type="string" calcext:value-type="string">
            <text:p>2022-02-03T02:57:09Z</text:p>
          </table:table-cell>
          <table:table-cell office:value-type="string" calcext:value-type="string">
            <text:p>E</text:p>
          </table:table-cell>
          <table:table-cell office:value-type="float" office:value="1044550" calcext:value-type="float">
            <text:p>1044550</text:p>
          </table:table-cell>
          <table:table-cell office:value-type="float" office:value="25401" calcext:value-type="float">
            <text:p>25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x00</text:p>
          </table:table-cell>
          <table:table-cell office:value-type="float" office:value="1904.35" calcext:value-type="float">
            <text:p>1904.35</text:p>
          </table:table-cell>
          <table:table-cell/>
          <table:table-cell office:value-type="string" calcext:value-type="string">
            <text:p>u-ch427-n1280-x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4.35" calcext:value-type="float">
            <text:p>1904.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7Z</text:p>
          </table:table-cell>
          <table:table-cell office:value-type="string" calcext:value-type="string">
            <text:p>2022-02-12T02:46:49Z</text:p>
          </table:table-cell>
          <table:table-cell office:value-type="string" calcext:value-type="string">
            <text:p>2022-02-12T03:19:49Z</text:p>
          </table:table-cell>
          <table:table-cell office:value-type="string" calcext:value-type="string">
            <text:p>SUCCEEDED</text:p>
          </table:table-cell>
          <table:table-cell office:value-type="float" office:value="1099425" calcext:value-type="float">
            <text:p>1099425</text:p>
          </table:table-cell>
          <table:table-cell office:value-type="float" office:value="40433" calcext:value-type="float">
            <text:p>40433</text:p>
          </table:table-cell>
          <table:table-cell office:value-type="float" office:value="476.115" calcext:value-type="float">
            <text:p>476.115</text:p>
          </table:table-cell>
          <table:table-cell office:value-type="float" office:value="2.035" calcext:value-type="float">
            <text:p>2.035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u-ch427-n1280-x-00</text:p>
          </table:table-cell>
          <table:table-cell office:value-type="float" office:value="1585.94" calcext:value-type="float">
            <text:p>1585.94</text:p>
          </table:table-cell>
          <table:table-cell/>
          <table:table-cell office:value-type="string" calcext:value-type="string">
            <text:p>u-ch427-n1280-x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6Z</text:p>
          </table:table-cell>
          <table:table-cell office:value-type="string" calcext:value-type="string">
            <text:p>2022-02-14T23:09:34Z</text:p>
          </table:table-cell>
          <table:table-cell office:value-type="string" calcext:value-type="string">
            <text:p>2022-02-14T23:37:15Z</text:p>
          </table:table-cell>
          <table:table-cell office:value-type="string" calcext:value-type="string">
            <text:p>SUCCEEDED</text:p>
          </table:table-cell>
          <table:table-cell office:value-type="float" office:value="1116879" calcext:value-type="float">
            <text:p>1116879</text:p>
          </table:table-cell>
          <table:table-cell office:value-type="float" office:value="182681" calcext:value-type="float">
            <text:p>182681</text:p>
          </table:table-cell>
          <table:table-cell office:value-type="float" office:value="465.456" calcext:value-type="float">
            <text:p>465.456</text:p>
          </table:table-cell>
          <table:table-cell office:value-type="float" office:value="1.559" calcext:value-type="float">
            <text:p>1.559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office:value-type="string" calcext:value-type="string">
            <text:p>u-ch427-n1280-x01</text:p>
          </table:table-cell>
          <table:table-cell table:number-columns-repeated="2"/>
          <table:table-cell office:value-type="string" calcext:value-type="string">
            <text:p>u-ch427-n1280-x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05.12" calcext:value-type="float">
            <text:p>1805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1280-x-01</text:p>
          </table:table-cell>
          <table:table-cell office:value-type="float" office:value="1631.06" calcext:value-type="float">
            <text:p>1631.06</text:p>
          </table:table-cell>
          <table:table-cell/>
          <table:table-cell office:value-type="string" calcext:value-type="string">
            <text:p>u-ch427-n1280-x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54.23" calcext:value-type="float">
            <text:p>1854.2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7Z</text:p>
          </table:table-cell>
          <table:table-cell office:value-type="string" calcext:value-type="string">
            <text:p>2022-02-14T23:09:34Z</text:p>
          </table:table-cell>
          <table:table-cell office:value-type="string" calcext:value-type="string">
            <text:p>2022-02-14T23:38:02Z</text:p>
          </table:table-cell>
          <table:table-cell office:value-type="string" calcext:value-type="string">
            <text:p>SUCCEEDED</text:p>
          </table:table-cell>
          <table:table-cell office:value-type="float" office:value="1116880" calcext:value-type="float">
            <text:p>1116880</text:p>
          </table:table-cell>
          <table:table-cell office:value-type="float" office:value="16699" calcext:value-type="float">
            <text:p>16699</text:p>
          </table:table-cell>
          <table:table-cell office:value-type="float" office:value="483.047" calcext:value-type="float">
            <text:p>483.047</text:p>
          </table:table-cell>
          <table:table-cell office:value-type="float" office:value="1.572" calcext:value-type="float">
            <text:p>1.572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u-ch427-n1280-x02</text:p>
          </table:table-cell>
          <table:table-cell office:value-type="float" office:value="1805.12" calcext:value-type="float">
            <text:p>1805.12</text:p>
          </table:table-cell>
          <table:table-cell/>
          <table:table-cell office:value-type="string" calcext:value-type="string">
            <text:p>u-ch427-n1280-x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87.83" calcext:value-type="float">
            <text:p>1887.8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7Z</text:p>
          </table:table-cell>
          <table:table-cell office:value-type="string" calcext:value-type="string">
            <text:p>2022-02-12T02:58:52Z</text:p>
          </table:table-cell>
          <table:table-cell office:value-type="string" calcext:value-type="string">
            <text:p>2022-02-12T03:30:14Z</text:p>
          </table:table-cell>
          <table:table-cell office:value-type="string" calcext:value-type="string">
            <text:p>SUCCEEDED</text:p>
          </table:table-cell>
          <table:table-cell office:value-type="float" office:value="1099426" calcext:value-type="float">
            <text:p>1099426</text:p>
          </table:table-cell>
          <table:table-cell office:value-type="float" office:value="82587" calcext:value-type="float">
            <text:p>82587</text:p>
          </table:table-cell>
          <table:table-cell office:value-type="float" office:value="487.882" calcext:value-type="float">
            <text:p>487.882</text:p>
          </table:table-cell>
          <table:table-cell office:value-type="float" office:value="1.706" calcext:value-type="float">
            <text:p>1.7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u-ch427-n1280-x-02</text:p>
          </table:table-cell>
          <table:table-cell office:value-type="float" office:value="1772.1" calcext:value-type="float">
            <text:p>1772.1</text:p>
          </table:table-cell>
          <table:table-cell/>
          <table:table-cell office:value-type="string" calcext:value-type="string">
            <text:p>u-ch427-n1280-x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19.27" calcext:value-type="float">
            <text:p>1819.2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7Z</text:p>
          </table:table-cell>
          <table:table-cell office:value-type="string" calcext:value-type="string">
            <text:p>2022-02-14T23:12:44Z</text:p>
          </table:table-cell>
          <table:table-cell office:value-type="string" calcext:value-type="string">
            <text:p>2022-02-14T23:43:36Z</text:p>
          </table:table-cell>
          <table:table-cell office:value-type="string" calcext:value-type="string">
            <text:p>SUCCEEDED</text:p>
          </table:table-cell>
          <table:table-cell office:value-type="float" office:value="1116881" calcext:value-type="float">
            <text:p>1116881</text:p>
          </table:table-cell>
          <table:table-cell office:value-type="float" office:value="35423" calcext:value-type="float">
            <text:p>35423</text:p>
          </table:table-cell>
          <table:table-cell office:value-type="float" office:value="489.81" calcext:value-type="float">
            <text:p>489.81</text:p>
          </table:table-cell>
          <table:table-cell office:value-type="float" office:value="1.753" calcext:value-type="float">
            <text:p>1.753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string" calcext:value-type="string">
            <text:p>u-ch427-n1280-x03</text:p>
          </table:table-cell>
          <table:table-cell office:value-type="float" office:value="1854.23" calcext:value-type="float">
            <text:p>1854.23</text:p>
          </table:table-cell>
          <table:table-cell/>
          <table:table-cell office:value-type="string" calcext:value-type="string">
            <text:p>u-ch427-n1280-x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68.77" calcext:value-type="float">
            <text:p>1968.7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8Z</text:p>
          </table:table-cell>
          <table:table-cell office:value-type="string" calcext:value-type="string">
            <text:p>2022-02-12T03:20:26Z</text:p>
          </table:table-cell>
          <table:table-cell office:value-type="string" calcext:value-type="string">
            <text:p>2022-02-12T03:52:45Z</text:p>
          </table:table-cell>
          <table:table-cell office:value-type="string" calcext:value-type="string">
            <text:p>SUCCEEDED</text:p>
          </table:table-cell>
          <table:table-cell office:value-type="float" office:value="1099428" calcext:value-type="float">
            <text:p>1099428</text:p>
          </table:table-cell>
          <table:table-cell office:value-type="float" office:value="206980" calcext:value-type="float">
            <text:p>206980</text:p>
          </table:table-cell>
          <table:table-cell office:value-type="float" office:value="478.464" calcext:value-type="float">
            <text:p>478.464</text:p>
          </table:table-cell>
          <table:table-cell office:value-type="float" office:value="1.801" calcext:value-type="float">
            <text:p>1.801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u-ch427-n1280-x-03</text:p>
          </table:table-cell>
          <table:table-cell office:value-type="float" office:value="1796.28" calcext:value-type="float">
            <text:p>1796.28</text:p>
          </table:table-cell>
          <table:table-cell/>
          <table:table-cell office:value-type="string" calcext:value-type="string">
            <text:p>u-ch427-n1280-x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79.07" calcext:value-type="float">
            <text:p>1879.0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7Z</text:p>
          </table:table-cell>
          <table:table-cell office:value-type="string" calcext:value-type="string">
            <text:p>2022-02-14T23:12:44Z</text:p>
          </table:table-cell>
          <table:table-cell office:value-type="string" calcext:value-type="string">
            <text:p>2022-02-14T23:44:01Z</text:p>
          </table:table-cell>
          <table:table-cell office:value-type="string" calcext:value-type="string">
            <text:p>SUCCEEDED</text:p>
          </table:table-cell>
          <table:table-cell office:value-type="float" office:value="1116882" calcext:value-type="float">
            <text:p>1116882</text:p>
          </table:table-cell>
          <table:table-cell office:value-type="float" office:value="180278" calcext:value-type="float">
            <text:p>180278</text:p>
          </table:table-cell>
          <table:table-cell office:value-type="float" office:value="476.379" calcext:value-type="float">
            <text:p>476.379</text:p>
          </table:table-cell>
          <table:table-cell office:value-type="float" office:value="1.753" calcext:value-type="float">
            <text:p>1.753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string" calcext:value-type="string">
            <text:p>u-ch427-n1280-x04</text:p>
          </table:table-cell>
          <table:table-cell office:value-type="float" office:value="1887.83" calcext:value-type="float">
            <text:p>1887.83</text:p>
          </table:table-cell>
          <table:table-cell/>
          <table:table-cell office:value-type="string" calcext:value-type="string">
            <text:p>u-ch427-n1280-x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38.56" calcext:value-type="float">
            <text:p>1938.5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29:52Z</text:p>
          </table:table-cell>
          <table:table-cell office:value-type="string" calcext:value-type="string">
            <text:p>2022-02-12T04:02:43Z</text:p>
          </table:table-cell>
          <table:table-cell office:value-type="string" calcext:value-type="string">
            <text:p>SUCCEEDED</text:p>
          </table:table-cell>
          <table:table-cell office:value-type="float" office:value="1099429" calcext:value-type="float">
            <text:p>1099429</text:p>
          </table:table-cell>
          <table:table-cell office:value-type="float" office:value="72590" calcext:value-type="float">
            <text:p>72590</text:p>
          </table:table-cell>
          <table:table-cell office:value-type="float" office:value="456.238" calcext:value-type="float">
            <text:p>456.238</text:p>
          </table:table-cell>
          <table:table-cell office:value-type="float" office:value="1.665" calcext:value-type="float">
            <text:p>1.66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u-ch427-n1280-x-04</text:p>
          </table:table-cell>
          <table:table-cell office:value-type="float" office:value="1622.23" calcext:value-type="float">
            <text:p>1622.23</text:p>
          </table:table-cell>
          <table:table-cell/>
          <table:table-cell office:value-type="string" calcext:value-type="string">
            <text:p>u-ch427-n1280-x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40.29" calcext:value-type="float">
            <text:p>2240.2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30:55Z</text:p>
          </table:table-cell>
          <table:table-cell office:value-type="string" calcext:value-type="string">
            <text:p>2022-02-14T23:59:16Z</text:p>
          </table:table-cell>
          <table:table-cell office:value-type="string" calcext:value-type="string">
            <text:p>SUCCEEDED</text:p>
          </table:table-cell>
          <table:table-cell office:value-type="float" office:value="1116884" calcext:value-type="float">
            <text:p>1116884</text:p>
          </table:table-cell>
          <table:table-cell office:value-type="float" office:value="61297" calcext:value-type="float">
            <text:p>61297</text:p>
          </table:table-cell>
          <table:table-cell office:value-type="float" office:value="452.352" calcext:value-type="float">
            <text:p>452.352</text:p>
          </table:table-cell>
          <table:table-cell office:value-type="float" office:value="1.645" calcext:value-type="float">
            <text:p>1.645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office:value-type="string" calcext:value-type="string">
            <text:p>u-ch427-n1280-x05</text:p>
          </table:table-cell>
          <table:table-cell office:value-type="float" office:value="1819.27" calcext:value-type="float">
            <text:p>1819.27</text:p>
          </table:table-cell>
          <table:table-cell/>
          <table:table-cell office:value-type="string" calcext:value-type="string">
            <text:p>u-ch427-n1280-x-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85.94" calcext:value-type="float">
            <text:p>1585.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8Z</text:p>
          </table:table-cell>
          <table:table-cell office:value-type="string" calcext:value-type="string">
            <text:p>2022-02-12T03:11:36Z</text:p>
          </table:table-cell>
          <table:table-cell office:value-type="string" calcext:value-type="string">
            <text:p>2022-02-12T03:43:22Z</text:p>
          </table:table-cell>
          <table:table-cell office:value-type="string" calcext:value-type="string">
            <text:p>SUCCEEDED</text:p>
          </table:table-cell>
          <table:table-cell office:value-type="float" office:value="1099427" calcext:value-type="float">
            <text:p>1099427</text:p>
          </table:table-cell>
          <table:table-cell office:value-type="float" office:value="47970" calcext:value-type="float">
            <text:p>47970</text:p>
          </table:table-cell>
          <table:table-cell office:value-type="float" office:value="455.714" calcext:value-type="float">
            <text:p>455.714</text:p>
          </table:table-cell>
          <table:table-cell office:value-type="float" office:value="1.587" calcext:value-type="float">
            <text:p>1.587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 office:value-type="string" calcext:value-type="string">
            <text:p>u-ch427-n1280-x-05</text:p>
          </table:table-cell>
          <table:table-cell office:value-type="float" office:value="1693.35" calcext:value-type="float">
            <text:p>1693.35</text:p>
          </table:table-cell>
          <table:table-cell/>
          <table:table-cell office:value-type="string" calcext:value-type="string">
            <text:p>u-ch427-n1280-x-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31.06" calcext:value-type="float">
            <text:p>1631.0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15:18Z</text:p>
          </table:table-cell>
          <table:table-cell office:value-type="string" calcext:value-type="string">
            <text:p>2022-02-14T23:44:52Z</text:p>
          </table:table-cell>
          <table:table-cell office:value-type="string" calcext:value-type="string">
            <text:p>SUCCEEDED</text:p>
          </table:table-cell>
          <table:table-cell office:value-type="float" office:value="1116883" calcext:value-type="float">
            <text:p>1116883</text:p>
          </table:table-cell>
          <table:table-cell office:value-type="float" office:value="37096" calcext:value-type="float">
            <text:p>37096</text:p>
          </table:table-cell>
          <table:table-cell office:value-type="float" office:value="463.43" calcext:value-type="float">
            <text:p>463.43</text:p>
          </table:table-cell>
          <table:table-cell office:value-type="float" office:value="1.654" calcext:value-type="float">
            <text:p>1.654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string" calcext:value-type="string">
            <text:p>u-ch427-n1280-x06</text:p>
          </table:table-cell>
          <table:table-cell office:value-type="float" office:value="1968.77" calcext:value-type="float">
            <text:p>1968.77</text:p>
          </table:table-cell>
          <table:table-cell/>
          <table:table-cell office:value-type="string" calcext:value-type="string">
            <text:p>u-ch427-n1280-x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72.1" calcext:value-type="float">
            <text:p>1772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30:46Z</text:p>
          </table:table-cell>
          <table:table-cell office:value-type="string" calcext:value-type="string">
            <text:p>2022-02-12T04:05:00Z</text:p>
          </table:table-cell>
          <table:table-cell office:value-type="string" calcext:value-type="string">
            <text:p>SUCCEEDED</text:p>
          </table:table-cell>
          <table:table-cell office:value-type="float" office:value="1099431" calcext:value-type="float">
            <text:p>1099431</text:p>
          </table:table-cell>
          <table:table-cell office:value-type="float" office:value="31182" calcext:value-type="float">
            <text:p>31182</text:p>
          </table:table-cell>
          <table:table-cell office:value-type="float" office:value="489.243" calcext:value-type="float">
            <text:p>489.243</text:p>
          </table:table-cell>
          <table:table-cell office:value-type="float" office:value="1.913" calcext:value-type="float">
            <text:p>1.913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string" calcext:value-type="string">
            <text:p>u-ch427-n1280-x-06</text:p>
          </table:table-cell>
          <table:table-cell office:value-type="float" office:value="1790.22" calcext:value-type="float">
            <text:p>1790.22</text:p>
          </table:table-cell>
          <table:table-cell/>
          <table:table-cell office:value-type="string" calcext:value-type="string">
            <text:p>u-ch427-n1280-x-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96.28" calcext:value-type="float">
            <text:p>1796.2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38:45Z</text:p>
          </table:table-cell>
          <table:table-cell office:value-type="string" calcext:value-type="string">
            <text:p>2022-02-15T00:10:01Z</text:p>
          </table:table-cell>
          <table:table-cell office:value-type="string" calcext:value-type="string">
            <text:p>SUCCEEDED</text:p>
          </table:table-cell>
          <table:table-cell office:value-type="float" office:value="1116885" calcext:value-type="float">
            <text:p>1116885</text:p>
          </table:table-cell>
          <table:table-cell office:value-type="float" office:value="23768" calcext:value-type="float">
            <text:p>23768</text:p>
          </table:table-cell>
          <table:table-cell office:value-type="float" office:value="469.665" calcext:value-type="float">
            <text:p>469.665</text:p>
          </table:table-cell>
          <table:table-cell office:value-type="float" office:value="2.003" calcext:value-type="float">
            <text:p>2.003</text:p>
          </table:table-cell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string" calcext:value-type="string">
            <text:p>u-ch427-n1280-x07</text:p>
          </table:table-cell>
          <table:table-cell office:value-type="float" office:value="1879.07" calcext:value-type="float">
            <text:p>1879.07</text:p>
          </table:table-cell>
          <table:table-cell/>
          <table:table-cell office:value-type="string" calcext:value-type="string">
            <text:p>u-ch427-n1280-x-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22.23" calcext:value-type="float">
            <text:p>1622.2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30:46Z</text:p>
          </table:table-cell>
          <table:table-cell office:value-type="string" calcext:value-type="string">
            <text:p>2022-02-12T04:03:37Z</text:p>
          </table:table-cell>
          <table:table-cell office:value-type="string" calcext:value-type="string">
            <text:p>SUCCEEDED</text:p>
          </table:table-cell>
          <table:table-cell office:value-type="float" office:value="1099430" calcext:value-type="float">
            <text:p>1099430</text:p>
          </table:table-cell>
          <table:table-cell office:value-type="float" office:value="69092" calcext:value-type="float">
            <text:p>69092</text:p>
          </table:table-cell>
          <table:table-cell office:value-type="float" office:value="463.805" calcext:value-type="float">
            <text:p>463.805</text:p>
          </table:table-cell>
          <table:table-cell office:value-type="float" office:value="2.05" calcext:value-type="float">
            <text:p>2.05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u-ch427-n1280-x-07</text:p>
          </table:table-cell>
          <table:table-cell office:value-type="float" office:value="1797.18" calcext:value-type="float">
            <text:p>1797.18</text:p>
          </table:table-cell>
          <table:table-cell/>
          <table:table-cell office:value-type="string" calcext:value-type="string">
            <text:p>u-ch427-n1280-x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93.35" calcext:value-type="float">
            <text:p>1693.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39:17Z</text:p>
          </table:table-cell>
          <table:table-cell office:value-type="string" calcext:value-type="string">
            <text:p>2022-02-15T00:10:45Z</text:p>
          </table:table-cell>
          <table:table-cell office:value-type="string" calcext:value-type="string">
            <text:p>SUCCEEDED</text:p>
          </table:table-cell>
          <table:table-cell office:value-type="float" office:value="1116886" calcext:value-type="float">
            <text:p>1116886</text:p>
          </table:table-cell>
          <table:table-cell office:value-type="float" office:value="23045" calcext:value-type="float">
            <text:p>23045</text:p>
          </table:table-cell>
          <table:table-cell office:value-type="float" office:value="469.011" calcext:value-type="float">
            <text:p>469.011</text:p>
          </table:table-cell>
          <table:table-cell office:value-type="float" office:value="3.868" calcext:value-type="float">
            <text:p>3.868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string" calcext:value-type="string">
            <text:p>u-ch427-n1280-x08</text:p>
          </table:table-cell>
          <table:table-cell office:value-type="float" office:value="1938.56" calcext:value-type="float">
            <text:p>1938.56</text:p>
          </table:table-cell>
          <table:table-cell/>
          <table:table-cell office:value-type="string" calcext:value-type="string">
            <text:p>u-ch427-n1280-x-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90.22" calcext:value-type="float">
            <text:p>1790.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30Z</text:p>
          </table:table-cell>
          <table:table-cell office:value-type="string" calcext:value-type="string">
            <text:p>2022-02-12T03:38:23Z</text:p>
          </table:table-cell>
          <table:table-cell office:value-type="string" calcext:value-type="string">
            <text:p>2022-02-12T04:12:32Z</text:p>
          </table:table-cell>
          <table:table-cell office:value-type="string" calcext:value-type="string">
            <text:p>SUCCEEDED</text:p>
          </table:table-cell>
          <table:table-cell office:value-type="float" office:value="1099432" calcext:value-type="float">
            <text:p>1099432</text:p>
          </table:table-cell>
          <table:table-cell office:value-type="float" office:value="160613" calcext:value-type="float">
            <text:p>160613</text:p>
          </table:table-cell>
          <table:table-cell office:value-type="float" office:value="453.633" calcext:value-type="float">
            <text:p>453.633</text:p>
          </table:table-cell>
          <table:table-cell office:value-type="float" office:value="1.747" calcext:value-type="float">
            <text:p>1.747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string" calcext:value-type="string">
            <text:p>u-ch427-n1280-x-08</text:p>
          </table:table-cell>
          <table:table-cell office:value-type="float" office:value="2000.01" calcext:value-type="float">
            <text:p>2000.01</text:p>
          </table:table-cell>
          <table:table-cell/>
          <table:table-cell office:value-type="string" calcext:value-type="string">
            <text:p>u-ch427-n1280-x-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97.18" calcext:value-type="float">
            <text:p>1797.1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9Z</text:p>
          </table:table-cell>
          <table:table-cell office:value-type="string" calcext:value-type="string">
            <text:p>2022-02-14T23:43:59Z</text:p>
          </table:table-cell>
          <table:table-cell office:value-type="string" calcext:value-type="string">
            <text:p>2022-02-15T00:19:08Z</text:p>
          </table:table-cell>
          <table:table-cell office:value-type="string" calcext:value-type="string">
            <text:p>SUCCEEDED</text:p>
          </table:table-cell>
          <table:table-cell office:value-type="float" office:value="1116887" calcext:value-type="float">
            <text:p>1116887</text:p>
          </table:table-cell>
          <table:table-cell office:value-type="float" office:value="165586" calcext:value-type="float">
            <text:p>165586</text:p>
          </table:table-cell>
          <table:table-cell office:value-type="float" office:value="489.438" calcext:value-type="float">
            <text:p>489.438</text:p>
          </table:table-cell>
          <table:table-cell office:value-type="float" office:value="1.778" calcext:value-type="float">
            <text:p>1.778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string" calcext:value-type="string">
            <text:p>u-ch427-n1280-x09</text:p>
          </table:table-cell>
          <table:table-cell office:value-type="float" office:value="2240.29" calcext:value-type="float">
            <text:p>2240.29</text:p>
          </table:table-cell>
          <table:table-cell/>
          <table:table-cell office:value-type="string" calcext:value-type="string">
            <text:p>u-ch427-n1280-x-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.01" calcext:value-type="float">
            <text:p>2000.0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19:29:27Z</text:p>
          </table:table-cell>
          <table:table-cell office:value-type="string" calcext:value-type="string">
            <text:p>2022-02-14T19:32:23Z</text:p>
          </table:table-cell>
          <table:table-cell office:value-type="string" calcext:value-type="string">
            <text:p>2022-02-14T20:12:44Z</text:p>
          </table:table-cell>
          <table:table-cell office:value-type="string" calcext:value-type="string">
            <text:p>SUCCEEDED</text:p>
          </table:table-cell>
          <table:table-cell office:value-type="float" office:value="1115930" calcext:value-type="float">
            <text:p>1115930</text:p>
          </table:table-cell>
          <table:table-cell office:value-type="float" office:value="31365" calcext:value-type="float">
            <text:p>31365</text:p>
          </table:table-cell>
          <table:table-cell office:value-type="float" office:value="470.796" calcext:value-type="float">
            <text:p>470.796</text:p>
          </table:table-cell>
          <table:table-cell office:value-type="float" office:value="1.489" calcext:value-type="float">
            <text:p>1.489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string" calcext:value-type="string">
            <text:p>u-ch427-n1280-x-09</text:p>
          </table:table-cell>
          <table:table-cell office:value-type="float" office:value="2431.85" calcext:value-type="float">
            <text:p>2431.85</text:p>
          </table:table-cell>
          <table:table-cell/>
          <table:table-cell office:value-type="string" calcext:value-type="string">
            <text:p>u-ch427-n1280-x-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31.85" calcext:value-type="float">
            <text:p>2431.8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9Z</text:p>
          </table:table-cell>
          <table:table-cell office:value-type="string" calcext:value-type="string">
            <text:p>2022-02-14T23:44:30Z</text:p>
          </table:table-cell>
          <table:table-cell office:value-type="string" calcext:value-type="string">
            <text:p>2022-02-15T00:28:02Z</text:p>
          </table:table-cell>
          <table:table-cell office:value-type="string" calcext:value-type="string">
            <text:p>SUCCEEDED</text:p>
          </table:table-cell>
          <table:table-cell office:value-type="float" office:value="1116888" calcext:value-type="float">
            <text:p>1116888</text:p>
          </table:table-cell>
          <table:table-cell office:value-type="float" office:value="47733" calcext:value-type="float">
            <text:p>47733</text:p>
          </table:table-cell>
          <table:table-cell office:value-type="float" office:value="487.058" calcext:value-type="float">
            <text:p>487.058</text:p>
          </table:table-cell>
          <table:table-cell office:value-type="float" office:value="1.714" calcext:value-type="float">
            <text:p>1.714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string" calcext:value-type="string">
            <text:p>u-ch427-n1280-x5-00</text:p>
          </table:table-cell>
          <table:table-cell office:value-type="float" office:value="1579.13" calcext:value-type="float">
            <text:p>1579.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79.13" calcext:value-type="float">
            <text:p>1579.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59:00Z</text:p>
          </table:table-cell>
          <table:table-cell office:value-type="string" calcext:value-type="string">
            <text:p>2022-02-15T00:19:28Z</text:p>
          </table:table-cell>
          <table:table-cell office:value-type="string" calcext:value-type="string">
            <text:p>2022-02-15T00:47:06Z</text:p>
          </table:table-cell>
          <table:table-cell office:value-type="string" calcext:value-type="string">
            <text:p>SUCCEEDED</text:p>
          </table:table-cell>
          <table:table-cell office:value-type="float" office:value="1116991" calcext:value-type="float">
            <text:p>1116991</text:p>
          </table:table-cell>
          <table:table-cell office:value-type="float" office:value="36679" calcext:value-type="float">
            <text:p>36679</text:p>
          </table:table-cell>
          <table:table-cell office:value-type="float" office:value="470.951" calcext:value-type="float">
            <text:p>470.951</text:p>
          </table:table-cell>
          <table:table-cell office:value-type="float" office:value="1.682" calcext:value-type="float">
            <text:p>1.682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string" calcext:value-type="string">
            <text:p>u-ch427-n1280-x5-01</text:p>
          </table:table-cell>
          <table:table-cell office:value-type="float" office:value="1655.64" calcext:value-type="float">
            <text:p>1655.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55.64" calcext:value-type="float">
            <text:p>1655.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3Z</text:p>
          </table:table-cell>
          <table:table-cell office:value-type="string" calcext:value-type="string">
            <text:p>2022-02-14T23:45:30Z</text:p>
          </table:table-cell>
          <table:table-cell office:value-type="string" calcext:value-type="string">
            <text:p>2022-02-15T00:14:22Z</text:p>
          </table:table-cell>
          <table:table-cell office:value-type="string" calcext:value-type="string">
            <text:p>SUCCEEDED</text:p>
          </table:table-cell>
          <table:table-cell office:value-type="float" office:value="1116890" calcext:value-type="float">
            <text:p>1116890</text:p>
          </table:table-cell>
          <table:table-cell office:value-type="float" office:value="47541" calcext:value-type="float">
            <text:p>47541</text:p>
          </table:table-cell>
          <table:table-cell office:value-type="float" office:value="465.237" calcext:value-type="float">
            <text:p>465.237</text:p>
          </table:table-cell>
          <table:table-cell office:value-type="float" office:value="1.509" calcext:value-type="float">
            <text:p>1.509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u-ch427-n1280-x5-02</text:p>
          </table:table-cell>
          <table:table-cell office:value-type="float" office:value="1872.74" calcext:value-type="float">
            <text:p>1872.7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72.74" calcext:value-type="float">
            <text:p>1872.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3Z</text:p>
          </table:table-cell>
          <table:table-cell office:value-type="string" calcext:value-type="string">
            <text:p>2022-02-14T23:51:25Z</text:p>
          </table:table-cell>
          <table:table-cell office:value-type="string" calcext:value-type="string">
            <text:p>2022-02-15T00:23:55Z</text:p>
          </table:table-cell>
          <table:table-cell office:value-type="string" calcext:value-type="string">
            <text:p>SUCCEEDED</text:p>
          </table:table-cell>
          <table:table-cell office:value-type="float" office:value="1116892" calcext:value-type="float">
            <text:p>1116892</text:p>
          </table:table-cell>
          <table:table-cell office:value-type="float" office:value="150838" calcext:value-type="float">
            <text:p>150838</text:p>
          </table:table-cell>
          <table:table-cell office:value-type="float" office:value="488.138" calcext:value-type="float">
            <text:p>488.138</text:p>
          </table:table-cell>
          <table:table-cell office:value-type="float" office:value="1.755" calcext:value-type="float">
            <text:p>1.755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string" calcext:value-type="string">
            <text:p>u-ch427-n1280-x5-03</text:p>
          </table:table-cell>
          <table:table-cell office:value-type="float" office:value="1871.35" calcext:value-type="float">
            <text:p>1871.3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71.35" calcext:value-type="float">
            <text:p>1871.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4Z</text:p>
          </table:table-cell>
          <table:table-cell office:value-type="string" calcext:value-type="string">
            <text:p>2022-02-14T23:51:07Z</text:p>
          </table:table-cell>
          <table:table-cell office:value-type="string" calcext:value-type="string">
            <text:p>2022-02-15T00:23:39Z</text:p>
          </table:table-cell>
          <table:table-cell office:value-type="string" calcext:value-type="string">
            <text:p>SUCCEEDED</text:p>
          </table:table-cell>
          <table:table-cell office:value-type="float" office:value="1116893" calcext:value-type="float">
            <text:p>1116893</text:p>
          </table:table-cell>
          <table:table-cell office:value-type="float" office:value="164219" calcext:value-type="float">
            <text:p>164219</text:p>
          </table:table-cell>
          <table:table-cell office:value-type="float" office:value="490.577" calcext:value-type="float">
            <text:p>490.577</text:p>
          </table:table-cell>
          <table:table-cell office:value-type="float" office:value="1.726" calcext:value-type="float">
            <text:p>1.726</text:p>
          </table:table-cell>
          <table:table-cell office:value-type="float" office:value="1.739" calcext:value-type="float">
            <text:p>1.739</text:p>
          </table:table-cell>
        </table:table-row>
        <table:table-row table:style-name="ro1">
          <table:table-cell office:value-type="string" calcext:value-type="string">
            <text:p>u-ch427-n1280-x5-04</text:p>
          </table:table-cell>
          <table:table-cell office:value-type="float" office:value="1795.79" calcext:value-type="float">
            <text:p>1795.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95.79" calcext:value-type="float">
            <text:p>1795.7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5Z</text:p>
          </table:table-cell>
          <table:table-cell office:value-type="string" calcext:value-type="string">
            <text:p>2022-02-14T23:54:13Z</text:p>
          </table:table-cell>
          <table:table-cell office:value-type="string" calcext:value-type="string">
            <text:p>2022-02-15T00:25:28Z</text:p>
          </table:table-cell>
          <table:table-cell office:value-type="string" calcext:value-type="string">
            <text:p>SUCCEEDED</text:p>
          </table:table-cell>
          <table:table-cell office:value-type="float" office:value="1116894" calcext:value-type="float">
            <text:p>1116894</text:p>
          </table:table-cell>
          <table:table-cell office:value-type="float" office:value="84431" calcext:value-type="float">
            <text:p>84431</text:p>
          </table:table-cell>
          <table:table-cell office:value-type="float" office:value="468.411" calcext:value-type="float">
            <text:p>468.411</text:p>
          </table:table-cell>
          <table:table-cell office:value-type="float" office:value="2.492" calcext:value-type="float">
            <text:p>2.492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string" calcext:value-type="string">
            <text:p>u-ch427-n1280-x5-05</text:p>
          </table:table-cell>
          <table:table-cell office:value-type="float" office:value="1759.47" calcext:value-type="float">
            <text:p>1759.4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59.47" calcext:value-type="float">
            <text:p>1759.4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5Z</text:p>
          </table:table-cell>
          <table:table-cell office:value-type="string" calcext:value-type="string">
            <text:p>2022-02-14T23:59:49Z</text:p>
          </table:table-cell>
          <table:table-cell office:value-type="string" calcext:value-type="string">
            <text:p>2022-02-15T00:30:31Z</text:p>
          </table:table-cell>
          <table:table-cell office:value-type="string" calcext:value-type="string">
            <text:p>SUCCEEDED</text:p>
          </table:table-cell>
          <table:table-cell office:value-type="float" office:value="1116895" calcext:value-type="float">
            <text:p>1116895</text:p>
          </table:table-cell>
          <table:table-cell office:value-type="float" office:value="191734" calcext:value-type="float">
            <text:p>191734</text:p>
          </table:table-cell>
          <table:table-cell office:value-type="float" office:value="482.338" calcext:value-type="float">
            <text:p>482.338</text:p>
          </table:table-cell>
          <table:table-cell office:value-type="float" office:value="1.942" calcext:value-type="float">
            <text:p>1.942</text:p>
          </table:table-cell>
          <table:table-cell office:value-type="float" office:value="1.685" calcext:value-type="float">
            <text:p>1.685</text:p>
          </table:table-cell>
        </table:table-row>
        <table:table-row table:style-name="ro1">
          <table:table-cell office:value-type="string" calcext:value-type="string">
            <text:p>u-ch427-n1280-x5-06</text:p>
          </table:table-cell>
          <table:table-cell office:value-type="float" office:value="1605.49" calcext:value-type="float">
            <text:p>1605.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05.49" calcext:value-type="float">
            <text:p>1605.4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6Z</text:p>
          </table:table-cell>
          <table:table-cell office:value-type="string" calcext:value-type="string">
            <text:p>2022-02-15T00:11:00Z</text:p>
          </table:table-cell>
          <table:table-cell office:value-type="string" calcext:value-type="string">
            <text:p>2022-02-15T00:39:11Z</text:p>
          </table:table-cell>
          <table:table-cell office:value-type="string" calcext:value-type="string">
            <text:p>SUCCEEDED</text:p>
          </table:table-cell>
          <table:table-cell office:value-type="float" office:value="1116897" calcext:value-type="float">
            <text:p>1116897</text:p>
          </table:table-cell>
          <table:table-cell office:value-type="float" office:value="853" calcext:value-type="float">
            <text:p>853</text:p>
          </table:table-cell>
          <table:table-cell office:value-type="float" office:value="483.325" calcext:value-type="float">
            <text:p>483.325</text:p>
          </table:table-cell>
          <table:table-cell office:value-type="float" office:value="1.519" calcext:value-type="float">
            <text:p>1.519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u-ch427-n1280-x5-07</text:p>
          </table:table-cell>
          <table:table-cell office:value-type="float" office:value="1783.9" calcext:value-type="float">
            <text:p>1783.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83.9" calcext:value-type="float">
            <text:p>1783.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6Z</text:p>
          </table:table-cell>
          <table:table-cell office:value-type="string" calcext:value-type="string">
            <text:p>2022-02-15T00:10:29Z</text:p>
          </table:table-cell>
          <table:table-cell office:value-type="string" calcext:value-type="string">
            <text:p>2022-02-15T00:41:50Z</text:p>
          </table:table-cell>
          <table:table-cell office:value-type="string" calcext:value-type="string">
            <text:p>SUCCEEDED</text:p>
          </table:table-cell>
          <table:table-cell office:value-type="float" office:value="1116896" calcext:value-type="float">
            <text:p>1116896</text:p>
          </table:table-cell>
          <table:table-cell office:value-type="float" office:value="153798" calcext:value-type="float">
            <text:p>153798</text:p>
          </table:table-cell>
          <table:table-cell office:value-type="float" office:value="483.821" calcext:value-type="float">
            <text:p>483.821</text:p>
          </table:table-cell>
          <table:table-cell office:value-type="float" office:value="1.75" calcext:value-type="float">
            <text:p>1.75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string" calcext:value-type="string">
            <text:p>u-ch427-n1280-x5-08</text:p>
          </table:table-cell>
          <table:table-cell office:value-type="float" office:value="1947.14" calcext:value-type="float">
            <text:p>1947.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47.14" calcext:value-type="float">
            <text:p>1947.1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8Z</text:p>
          </table:table-cell>
          <table:table-cell office:value-type="string" calcext:value-type="string">
            <text:p>2022-02-15T00:17:59Z</text:p>
          </table:table-cell>
          <table:table-cell office:value-type="string" calcext:value-type="string">
            <text:p>2022-02-15T00:52:17Z</text:p>
          </table:table-cell>
          <table:table-cell office:value-type="string" calcext:value-type="string">
            <text:p>SUCCEEDED</text:p>
          </table:table-cell>
          <table:table-cell office:value-type="float" office:value="1116899" calcext:value-type="float">
            <text:p>1116899</text:p>
          </table:table-cell>
          <table:table-cell office:value-type="float" office:value="102335" calcext:value-type="float">
            <text:p>102335</text:p>
          </table:table-cell>
          <table:table-cell office:value-type="float" office:value="456.476" calcext:value-type="float">
            <text:p>456.476</text:p>
          </table:table-cell>
          <table:table-cell office:value-type="float" office:value="3.281" calcext:value-type="float">
            <text:p>3.281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u-ch427-n1280-x5-09</text:p>
          </table:table-cell>
          <table:table-cell office:value-type="float" office:value="2398.03" calcext:value-type="float">
            <text:p>2398.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98.03" calcext:value-type="float">
            <text:p>2398.0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8Z</text:p>
          </table:table-cell>
          <table:table-cell office:value-type="string" calcext:value-type="string">
            <text:p>2022-02-15T00:14:49Z</text:p>
          </table:table-cell>
          <table:table-cell office:value-type="string" calcext:value-type="string">
            <text:p>2022-02-15T00:57:46Z</text:p>
          </table:table-cell>
          <table:table-cell office:value-type="string" calcext:value-type="string">
            <text:p>SUCCEEDED</text:p>
          </table:table-cell>
          <table:table-cell office:value-type="float" office:value="1116898" calcext:value-type="float">
            <text:p>1116898</text:p>
          </table:table-cell>
          <table:table-cell office:value-type="float" office:value="154214" calcext:value-type="float">
            <text:p>154214</text:p>
          </table:table-cell>
          <table:table-cell office:value-type="float" office:value="450.219" calcext:value-type="float">
            <text:p>450.219</text:p>
          </table:table-cell>
          <table:table-cell office:value-type="float" office:value="1.75" calcext:value-type="float">
            <text:p>1.75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string" calcext:value-type="string">
            <text:p>u-ch427-n96-ms-afof-ens00</text:p>
          </table:table-cell>
          <table:table-cell office:value-type="float" office:value="62.795" calcext:value-type="float">
            <text:p>62.795</text:p>
          </table:table-cell>
          <table:table-cell office:value-type="float" office:value="13.16" calcext:value-type="float">
            <text:p>13.16</text:p>
          </table:table-cell>
          <table:table-cell table:formula="of:=[.B33]-[.C33]" office:value-type="float" office:value="49.635" calcext:value-type="float">
            <text:p>49.635</text:p>
          </table:table-cell>
          <table:table-cell table:formula="of:=[.B33]-[.C33]-[.O33]" office:value-type="float" office:value="41.589" calcext:value-type="float">
            <text:p>41.589</text:p>
          </table:table-cell>
          <table:table-cell office:value-type="float" office:value="0" calcext:value-type="float">
            <text:p>0</text:p>
          </table:table-cell>
          <table:table-cell table:formula="of:=[.D33]-[.E33]-[.Q33]" office:value-type="float" office:value="7.529" calcext:value-type="float">
            <text:p>7.5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1:53:48Z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5:28Z</text:p>
          </table:table-cell>
          <table:table-cell office:value-type="string" calcext:value-type="string">
            <text:p>SUCCEEDED</text:p>
          </table:table-cell>
          <table:table-cell office:value-type="float" office:value="1076944" calcext:value-type="float">
            <text:p>1076944</text:p>
          </table:table-cell>
          <table:table-cell office:value-type="float" office:value="98033" calcext:value-type="float">
            <text:p>98033</text:p>
          </table:table-cell>
          <table:table-cell office:value-type="float" office:value="8.046" calcext:value-type="float">
            <text:p>8.0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u-ch427-n96-ms-afof-ens01</text:p>
          </table:table-cell>
          <table:table-cell office:value-type="float" office:value="76.105" calcext:value-type="float">
            <text:p>76.105</text:p>
          </table:table-cell>
          <table:table-cell office:value-type="float" office:value="14.66" calcext:value-type="float">
            <text:p>14.66</text:p>
          </table:table-cell>
          <table:table-cell table:formula="of:=[.B34]-[.C34]" office:value-type="float" office:value="61.445" calcext:value-type="float">
            <text:p>61.445</text:p>
          </table:table-cell>
          <table:table-cell table:formula="of:=[.B34]-[.C34]-[.O34]" office:value-type="float" office:value="51.196" calcext:value-type="float">
            <text:p>51.196</text:p>
          </table:table-cell>
          <table:table-cell office:value-type="float" office:value="1" calcext:value-type="float">
            <text:p>1</text:p>
          </table:table-cell>
          <table:table-cell table:formula="of:=[.D34]-[.E34]-[.Q34]" office:value-type="float" office:value="9.717" calcext:value-type="float">
            <text:p>9.7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1:53:57Z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5:41Z</text:p>
          </table:table-cell>
          <table:table-cell office:value-type="string" calcext:value-type="string">
            <text:p>SUCCEEDED</text:p>
          </table:table-cell>
          <table:table-cell office:value-type="float" office:value="1076945" calcext:value-type="float">
            <text:p>1076945</text:p>
          </table:table-cell>
          <table:table-cell office:value-type="float" office:value="223578" calcext:value-type="float">
            <text:p>223578</text:p>
          </table:table-cell>
          <table:table-cell office:value-type="float" office:value="10.249" calcext:value-type="float">
            <text:p>10.249</text:p>
          </table:table-cell>
          <table:table-cell office:value-type="float" office:value="0.388" calcext:value-type="float">
            <text:p>0.388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ms-afof-ens02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5.51" calcext:value-type="float">
            <text:p>15.51</text:p>
          </table:table-cell>
          <table:table-cell table:formula="of:=[.B35]-[.C35]" office:value-type="float" office:value="91.596" calcext:value-type="float">
            <text:p>91.596</text:p>
          </table:table-cell>
          <table:table-cell table:formula="of:=[.B35]-[.C35]-[.O35]" office:value-type="float" office:value="80.445" calcext:value-type="float">
            <text:p>80.445</text:p>
          </table:table-cell>
          <table:table-cell office:value-type="float" office:value="2" calcext:value-type="float">
            <text:p>2</text:p>
          </table:table-cell>
          <table:table-cell table:formula="of:=[.D35]-[.E35]-[.Q35]" office:value-type="float" office:value="10.62" calcext:value-type="float">
            <text:p>10.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6:50Z</text:p>
          </table:table-cell>
          <table:table-cell office:value-type="string" calcext:value-type="string">
            <text:p>SUCCEEDED</text:p>
          </table:table-cell>
          <table:table-cell office:value-type="float" office:value="1076946" calcext:value-type="float">
            <text:p>1076946</text:p>
          </table:table-cell>
          <table:table-cell office:value-type="float" office:value="151645" calcext:value-type="float">
            <text:p>151645</text:p>
          </table:table-cell>
          <table:table-cell office:value-type="float" office:value="11.151" calcext:value-type="float">
            <text:p>11.151</text:p>
          </table:table-cell>
          <table:table-cell office:value-type="float" office:value="0.392" calcext:value-type="float">
            <text:p>0.39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s-afof-ens03</text:p>
          </table:table-cell>
          <table:table-cell office:value-type="float" office:value="102.638" calcext:value-type="float">
            <text:p>102.638</text:p>
          </table:table-cell>
          <table:table-cell office:value-type="float" office:value="15.13" calcext:value-type="float">
            <text:p>15.13</text:p>
          </table:table-cell>
          <table:table-cell table:formula="of:=[.B36]-[.C36]" office:value-type="float" office:value="87.508" calcext:value-type="float">
            <text:p>87.508</text:p>
          </table:table-cell>
          <table:table-cell table:formula="of:=[.B36]-[.C36]-[.O36]" office:value-type="float" office:value="77.865" calcext:value-type="float">
            <text:p>77.865</text:p>
          </table:table-cell>
          <table:table-cell office:value-type="float" office:value="3" calcext:value-type="float">
            <text:p>3</text:p>
          </table:table-cell>
          <table:table-cell table:formula="of:=[.D36]-[.E36]-[.Q36]" office:value-type="float" office:value="9.113" calcext:value-type="float">
            <text:p>9.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2-08T01:54:16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6:46Z</text:p>
          </table:table-cell>
          <table:table-cell office:value-type="string" calcext:value-type="string">
            <text:p>SUCCEEDED</text:p>
          </table:table-cell>
          <table:table-cell office:value-type="float" office:value="1076947" calcext:value-type="float">
            <text:p>1076947</text:p>
          </table:table-cell>
          <table:table-cell office:value-type="float" office:value="252500" calcext:value-type="float">
            <text:p>252500</text:p>
          </table:table-cell>
          <table:table-cell office:value-type="float" office:value="9.643" calcext:value-type="float">
            <text:p>9.643</text:p>
          </table:table-cell>
          <table:table-cell office:value-type="float" office:value="0.389" calcext:value-type="float">
            <text:p>0.38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ms-afof-ens04</text:p>
          </table:table-cell>
          <table:table-cell office:value-type="float" office:value="120.774" calcext:value-type="float">
            <text:p>120.774</text:p>
          </table:table-cell>
          <table:table-cell office:value-type="float" office:value="14.69" calcext:value-type="float">
            <text:p>14.69</text:p>
          </table:table-cell>
          <table:table-cell table:formula="of:=[.B37]-[.C37]" office:value-type="float" office:value="106.084" calcext:value-type="float">
            <text:p>106.084</text:p>
          </table:table-cell>
          <table:table-cell table:formula="of:=[.B37]-[.C37]-[.O37]" office:value-type="float" office:value="94.558" calcext:value-type="float">
            <text:p>94.558</text:p>
          </table:table-cell>
          <table:table-cell office:value-type="float" office:value="4" calcext:value-type="float">
            <text:p>4</text:p>
          </table:table-cell>
          <table:table-cell table:formula="of:=[.D37]-[.E37]-[.Q37]" office:value-type="float" office:value="10.965" calcext:value-type="float">
            <text:p>10.9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2-08T01:54:26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7:05Z</text:p>
          </table:table-cell>
          <table:table-cell office:value-type="string" calcext:value-type="string">
            <text:p>SUCCEEDED</text:p>
          </table:table-cell>
          <table:table-cell office:value-type="float" office:value="1076948" calcext:value-type="float">
            <text:p>1076948</text:p>
          </table:table-cell>
          <table:table-cell office:value-type="float" office:value="245861" calcext:value-type="float">
            <text:p>245861</text:p>
          </table:table-cell>
          <table:table-cell office:value-type="float" office:value="11.526" calcext:value-type="float">
            <text:p>11.526</text:p>
          </table:table-cell>
          <table:table-cell office:value-type="float" office:value="0.366" calcext:value-type="float">
            <text:p>0.366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s-afof-ens05</text:p>
          </table:table-cell>
          <table:table-cell office:value-type="float" office:value="124.157" calcext:value-type="float">
            <text:p>124.157</text:p>
          </table:table-cell>
          <table:table-cell office:value-type="float" office:value="14.48" calcext:value-type="float">
            <text:p>14.48</text:p>
          </table:table-cell>
          <table:table-cell table:formula="of:=[.B38]-[.C38]" office:value-type="float" office:value="109.677" calcext:value-type="float">
            <text:p>109.677</text:p>
          </table:table-cell>
          <table:table-cell table:formula="of:=[.B38]-[.C38]-[.O38]" office:value-type="float" office:value="96.539" calcext:value-type="float">
            <text:p>96.539</text:p>
          </table:table-cell>
          <table:table-cell office:value-type="float" office:value="5" calcext:value-type="float">
            <text:p>5</text:p>
          </table:table-cell>
          <table:table-cell table:formula="of:=[.D38]-[.E38]-[.Q38]" office:value-type="float" office:value="12.584" calcext:value-type="float">
            <text:p>12.5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2-08T01:54:35Z</text:p>
          </table:table-cell>
          <table:table-cell office:value-type="string" calcext:value-type="string">
            <text:p>2022-02-08T01:55:11Z</text:p>
          </table:table-cell>
          <table:table-cell office:value-type="string" calcext:value-type="string">
            <text:p>2022-02-08T01:57:41Z</text:p>
          </table:table-cell>
          <table:table-cell office:value-type="string" calcext:value-type="string">
            <text:p>SUCCEEDED</text:p>
          </table:table-cell>
          <table:table-cell office:value-type="float" office:value="1076949" calcext:value-type="float">
            <text:p>1076949</text:p>
          </table:table-cell>
          <table:table-cell office:value-type="float" office:value="3887" calcext:value-type="float">
            <text:p>3887</text:p>
          </table:table-cell>
          <table:table-cell office:value-type="float" office:value="13.138" calcext:value-type="float">
            <text:p>13.138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s-afof-ens06</text:p>
          </table:table-cell>
          <table:table-cell office:value-type="float" office:value="124.316" calcext:value-type="float">
            <text:p>124.316</text:p>
          </table:table-cell>
          <table:table-cell office:value-type="float" office:value="18.56" calcext:value-type="float">
            <text:p>18.56</text:p>
          </table:table-cell>
          <table:table-cell table:formula="of:=[.B39]-[.C39]" office:value-type="float" office:value="105.756" calcext:value-type="float">
            <text:p>105.756</text:p>
          </table:table-cell>
          <table:table-cell table:formula="of:=[.B39]-[.C39]-[.O39]" office:value-type="float" office:value="93.224" calcext:value-type="float">
            <text:p>93.224</text:p>
          </table:table-cell>
          <table:table-cell office:value-type="float" office:value="6" calcext:value-type="float">
            <text:p>6</text:p>
          </table:table-cell>
          <table:table-cell table:formula="of:=[.D39]-[.E39]-[.Q39]" office:value-type="float" office:value="11.97" calcext:value-type="float">
            <text:p>11.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2-02-08T01:54:45Z</text:p>
          </table:table-cell>
          <table:table-cell office:value-type="string" calcext:value-type="string">
            <text:p>2022-02-08T01:55:11Z</text:p>
          </table:table-cell>
          <table:table-cell office:value-type="string" calcext:value-type="string">
            <text:p>2022-02-08T01:58:03Z</text:p>
          </table:table-cell>
          <table:table-cell office:value-type="string" calcext:value-type="string">
            <text:p>SUCCEEDED</text:p>
          </table:table-cell>
          <table:table-cell office:value-type="float" office:value="1076950" calcext:value-type="float">
            <text:p>1076950</text:p>
          </table:table-cell>
          <table:table-cell office:value-type="float" office:value="166757" calcext:value-type="float">
            <text:p>166757</text:p>
          </table:table-cell>
          <table:table-cell office:value-type="float" office:value="12.532" calcext:value-type="float">
            <text:p>12.532</text:p>
          </table:table-cell>
          <table:table-cell office:value-type="float" office:value="0.468" calcext:value-type="float">
            <text:p>0.468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ms-afof-ens07</text:p>
          </table:table-cell>
          <table:table-cell office:value-type="float" office:value="124.473" calcext:value-type="float">
            <text:p>124.473</text:p>
          </table:table-cell>
          <table:table-cell office:value-type="float" office:value="22.02" calcext:value-type="float">
            <text:p>22.02</text:p>
          </table:table-cell>
          <table:table-cell table:formula="of:=[.B40]-[.C40]" office:value-type="float" office:value="102.453" calcext:value-type="float">
            <text:p>102.453</text:p>
          </table:table-cell>
          <table:table-cell table:formula="of:=[.B40]-[.C40]-[.O40]" office:value-type="float" office:value="93.715" calcext:value-type="float">
            <text:p>93.715</text:p>
          </table:table-cell>
          <table:table-cell office:value-type="float" office:value="7" calcext:value-type="float">
            <text:p>7</text:p>
          </table:table-cell>
          <table:table-cell table:formula="of:=[.D40]-[.E40]-[.Q40]" office:value-type="float" office:value="5.577" calcext:value-type="float">
            <text:p>5.5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2-02-08T01:54:53Z</text:p>
          </table:table-cell>
          <table:table-cell office:value-type="string" calcext:value-type="string">
            <text:p>2022-02-08T01:55:14Z</text:p>
          </table:table-cell>
          <table:table-cell office:value-type="string" calcext:value-type="string">
            <text:p>2022-02-08T01:58:04Z</text:p>
          </table:table-cell>
          <table:table-cell office:value-type="string" calcext:value-type="string">
            <text:p>SUCCEEDED</text:p>
          </table:table-cell>
          <table:table-cell office:value-type="float" office:value="1076951" calcext:value-type="float">
            <text:p>1076951</text:p>
          </table:table-cell>
          <table:table-cell office:value-type="float" office:value="190126" calcext:value-type="float">
            <text:p>190126</text:p>
          </table:table-cell>
          <table:table-cell office:value-type="float" office:value="8.738" calcext:value-type="float">
            <text:p>8.738</text:p>
          </table:table-cell>
          <table:table-cell office:value-type="float" office:value="0.375" calcext:value-type="float">
            <text:p>0.375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string" calcext:value-type="string">
            <text:p>u-ch427-n96-ms-afof-ens08</text:p>
          </table:table-cell>
          <table:table-cell office:value-type="float" office:value="139.74" calcext:value-type="float">
            <text:p>139.74</text:p>
          </table:table-cell>
          <table:table-cell office:value-type="float" office:value="18.68" calcext:value-type="float">
            <text:p>18.68</text:p>
          </table:table-cell>
          <table:table-cell table:formula="of:=[.B41]-[.C41]" office:value-type="float" office:value="121.06" calcext:value-type="float">
            <text:p>121.06</text:p>
          </table:table-cell>
          <table:table-cell table:formula="of:=[.B41]-[.C41]-[.O41]" office:value-type="float" office:value="105.985" calcext:value-type="float">
            <text:p>105.985</text:p>
          </table:table-cell>
          <table:table-cell office:value-type="float" office:value="8" calcext:value-type="float">
            <text:p>8</text:p>
          </table:table-cell>
          <table:table-cell table:formula="of:=[.D41]-[.E41]-[.Q41]" office:value-type="float" office:value="14.515" calcext:value-type="float">
            <text:p>14.5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2-02-08T01:55:07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50Z</text:p>
          </table:table-cell>
          <table:table-cell office:value-type="string" calcext:value-type="string">
            <text:p>SUCCEEDED</text:p>
          </table:table-cell>
          <table:table-cell office:value-type="float" office:value="1076952" calcext:value-type="float">
            <text:p>1076952</text:p>
          </table:table-cell>
          <table:table-cell office:value-type="float" office:value="66032" calcext:value-type="float">
            <text:p>66032</text:p>
          </table:table-cell>
          <table:table-cell office:value-type="float" office:value="15.075" calcext:value-type="float">
            <text:p>15.07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s-afof-ens09</text:p>
          </table:table-cell>
          <table:table-cell office:value-type="float" office:value="128.525" calcext:value-type="float">
            <text:p>128.525</text:p>
          </table:table-cell>
          <table:table-cell office:value-type="float" office:value="15.91" calcext:value-type="float">
            <text:p>15.91</text:p>
          </table:table-cell>
          <table:table-cell table:formula="of:=[.B42]-[.C42]" office:value-type="float" office:value="112.615" calcext:value-type="float">
            <text:p>112.615</text:p>
          </table:table-cell>
          <table:table-cell table:formula="of:=[.B42]-[.C42]-[.O42]" office:value-type="float" office:value="98.701" calcext:value-type="float">
            <text:p>98.701</text:p>
          </table:table-cell>
          <table:table-cell office:value-type="float" office:value="9" calcext:value-type="float">
            <text:p>9</text:p>
          </table:table-cell>
          <table:table-cell table:formula="of:=[.D42]-[.E42]-[.Q42]" office:value-type="float" office:value="13.351" calcext:value-type="float">
            <text:p>13.3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2-02-08T01:55:18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41Z</text:p>
          </table:table-cell>
          <table:table-cell office:value-type="string" calcext:value-type="string">
            <text:p>SUCCEEDED</text:p>
          </table:table-cell>
          <table:table-cell office:value-type="float" office:value="1076953" calcext:value-type="float">
            <text:p>1076953</text:p>
          </table:table-cell>
          <table:table-cell office:value-type="float" office:value="121099" calcext:value-type="float">
            <text:p>121099</text:p>
          </table:table-cell>
          <table:table-cell office:value-type="float" office:value="13.914" calcext:value-type="float">
            <text:p>13.914</text:p>
          </table:table-cell>
          <table:table-cell office:value-type="float" office:value="0.38" calcext:value-type="float">
            <text:p>0.38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u-ch427-n96-ms-afof-ens10</text:p>
          </table:table-cell>
          <table:table-cell office:value-type="float" office:value="134.034" calcext:value-type="float">
            <text:p>134.034</text:p>
          </table:table-cell>
          <table:table-cell office:value-type="float" office:value="18.96" calcext:value-type="float">
            <text:p>18.96</text:p>
          </table:table-cell>
          <table:table-cell table:formula="of:=[.B43]-[.C43]" office:value-type="float" office:value="115.074" calcext:value-type="float">
            <text:p>115.074</text:p>
          </table:table-cell>
          <table:table-cell table:formula="of:=[.B43]-[.C43]-[.O43]" office:value-type="float" office:value="103.608" calcext:value-type="float">
            <text:p>103.608</text:p>
          </table:table-cell>
          <table:table-cell office:value-type="float" office:value="10" calcext:value-type="float">
            <text:p>10</text:p>
          </table:table-cell>
          <table:table-cell table:formula="of:=[.D43]-[.E43]-[.Q43]" office:value-type="float" office:value="10.697" calcext:value-type="float">
            <text:p>10.69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2-02-08T01:55:27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49Z</text:p>
          </table:table-cell>
          <table:table-cell office:value-type="string" calcext:value-type="string">
            <text:p>SUCCEEDED</text:p>
          </table:table-cell>
          <table:table-cell office:value-type="float" office:value="1076955" calcext:value-type="float">
            <text:p>1076955</text:p>
          </table:table-cell>
          <table:table-cell office:value-type="float" office:value="54577" calcext:value-type="float">
            <text:p>54577</text:p>
          </table:table-cell>
          <table:table-cell office:value-type="float" office:value="11.466" calcext:value-type="float">
            <text:p>11.466</text:p>
          </table:table-cell>
          <table:table-cell office:value-type="float" office:value="0.388" calcext:value-type="float">
            <text:p>0.388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u-ch427-n96-ms-afof-ens11</text:p>
          </table:table-cell>
          <table:table-cell office:value-type="float" office:value="144.409" calcext:value-type="float">
            <text:p>144.409</text:p>
          </table:table-cell>
          <table:table-cell office:value-type="float" office:value="23.67" calcext:value-type="float">
            <text:p>23.67</text:p>
          </table:table-cell>
          <table:table-cell table:formula="of:=[.B44]-[.C44]" office:value-type="float" office:value="120.739" calcext:value-type="float">
            <text:p>120.739</text:p>
          </table:table-cell>
          <table:table-cell table:formula="of:=[.B44]-[.C44]-[.O44]" office:value-type="float" office:value="92.358" calcext:value-type="float">
            <text:p>92.358</text:p>
          </table:table-cell>
          <table:table-cell office:value-type="float" office:value="11" calcext:value-type="float">
            <text:p>11</text:p>
          </table:table-cell>
          <table:table-cell table:formula="of:=[.D44]-[.E44]-[.Q44]" office:value-type="float" office:value="27.842" calcext:value-type="float">
            <text:p>27.8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2-08T01:55:37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SUCCEEDED</text:p>
          </table:table-cell>
          <table:table-cell office:value-type="float" office:value="1076960" calcext:value-type="float">
            <text:p>1076960</text:p>
          </table:table-cell>
          <table:table-cell office:value-type="float" office:value="14199" calcext:value-type="float">
            <text:p>14199</text:p>
          </table:table-cell>
          <table:table-cell office:value-type="float" office:value="28.381" calcext:value-type="float">
            <text:p>28.381</text:p>
          </table:table-cell>
          <table:table-cell office:value-type="float" office:value="0.63" calcext:value-type="float">
            <text:p>0.63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s-afof-ens12</text:p>
          </table:table-cell>
          <table:table-cell office:value-type="float" office:value="139.034" calcext:value-type="float">
            <text:p>139.034</text:p>
          </table:table-cell>
          <table:table-cell office:value-type="float" office:value="25.15" calcext:value-type="float">
            <text:p>25.15</text:p>
          </table:table-cell>
          <table:table-cell table:formula="of:=[.B45]-[.C45]" office:value-type="float" office:value="113.884" calcext:value-type="float">
            <text:p>113.884</text:p>
          </table:table-cell>
          <table:table-cell table:formula="of:=[.B45]-[.C45]-[.O45]" office:value-type="float" office:value="105.418" calcext:value-type="float">
            <text:p>105.418</text:p>
          </table:table-cell>
          <table:table-cell office:value-type="float" office:value="12" calcext:value-type="float">
            <text:p>12</text:p>
          </table:table-cell>
          <table:table-cell table:formula="of:=[.D45]-[.E45]-[.Q45]" office:value-type="float" office:value="5.15799999999999" calcext:value-type="float">
            <text:p>5.157999999999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2-02-08T01:55:44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47Z</text:p>
          </table:table-cell>
          <table:table-cell office:value-type="string" calcext:value-type="string">
            <text:p>SUCCEEDED</text:p>
          </table:table-cell>
          <table:table-cell office:value-type="float" office:value="1076962" calcext:value-type="float">
            <text:p>1076962</text:p>
          </table:table-cell>
          <table:table-cell office:value-type="float" office:value="222288" calcext:value-type="float">
            <text:p>222288</text:p>
          </table:table-cell>
          <table:table-cell office:value-type="float" office:value="8.466" calcext:value-type="float">
            <text:p>8.466</text:p>
          </table:table-cell>
          <table:table-cell office:value-type="float" office:value="1.304" calcext:value-type="float">
            <text:p>1.304</text:p>
          </table:table-cell>
          <table:table-cell office:value-type="float" office:value="3.308" calcext:value-type="float">
            <text:p>3.308</text:p>
          </table:table-cell>
        </table:table-row>
        <table:table-row table:style-name="ro1">
          <table:table-cell office:value-type="string" calcext:value-type="string">
            <text:p>u-ch427-n96-ms-afof-ens13</text:p>
          </table:table-cell>
          <table:table-cell office:value-type="float" office:value="155.795" calcext:value-type="float">
            <text:p>155.795</text:p>
          </table:table-cell>
          <table:table-cell office:value-type="float" office:value="25.65" calcext:value-type="float">
            <text:p>25.65</text:p>
          </table:table-cell>
          <table:table-cell table:formula="of:=[.B46]-[.C46]" office:value-type="float" office:value="130.145" calcext:value-type="float">
            <text:p>130.145</text:p>
          </table:table-cell>
          <table:table-cell table:formula="of:=[.B46]-[.C46]-[.O46]" office:value-type="float" office:value="107.867" calcext:value-type="float">
            <text:p>107.867</text:p>
          </table:table-cell>
          <table:table-cell office:value-type="float" office:value="13" calcext:value-type="float">
            <text:p>13</text:p>
          </table:table-cell>
          <table:table-cell table:formula="of:=[.D46]-[.E46]-[.Q46]" office:value-type="float" office:value="21.731" calcext:value-type="float">
            <text:p>21.7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2-02-08T01:56:00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50Z</text:p>
          </table:table-cell>
          <table:table-cell office:value-type="string" calcext:value-type="string">
            <text:p>SUCCEEDED</text:p>
          </table:table-cell>
          <table:table-cell office:value-type="float" office:value="1076963" calcext:value-type="float">
            <text:p>1076963</text:p>
          </table:table-cell>
          <table:table-cell office:value-type="float" office:value="239266" calcext:value-type="float">
            <text:p>239266</text:p>
          </table:table-cell>
          <table:table-cell office:value-type="float" office:value="22.278" calcext:value-type="float">
            <text:p>22.278</text:p>
          </table:table-cell>
          <table:table-cell office:value-type="float" office:value="0.564" calcext:value-type="float">
            <text:p>0.564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u-ch427-n96-ms-afof-ens14</text:p>
          </table:table-cell>
          <table:table-cell office:value-type="float" office:value="125.644" calcext:value-type="float">
            <text:p>125.644</text:p>
          </table:table-cell>
          <table:table-cell office:value-type="float" office:value="25.13" calcext:value-type="float">
            <text:p>25.13</text:p>
          </table:table-cell>
          <table:table-cell table:formula="of:=[.B47]-[.C47]" office:value-type="float" office:value="100.514" calcext:value-type="float">
            <text:p>100.514</text:p>
          </table:table-cell>
          <table:table-cell table:formula="of:=[.B47]-[.C47]-[.O47]" office:value-type="float" office:value="89.917" calcext:value-type="float">
            <text:p>89.917</text:p>
          </table:table-cell>
          <table:table-cell office:value-type="float" office:value="14" calcext:value-type="float">
            <text:p>14</text:p>
          </table:table-cell>
          <table:table-cell table:formula="of:=[.D47]-[.E47]-[.Q47]" office:value-type="float" office:value="10.034" calcext:value-type="float">
            <text:p>10.0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2-02-08T01:56:07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38Z</text:p>
          </table:table-cell>
          <table:table-cell office:value-type="string" calcext:value-type="string">
            <text:p>SUCCEEDED</text:p>
          </table:table-cell>
          <table:table-cell office:value-type="float" office:value="1076964" calcext:value-type="float">
            <text:p>1076964</text:p>
          </table:table-cell>
          <table:table-cell office:value-type="float" office:value="20508" calcext:value-type="float">
            <text:p>20508</text:p>
          </table:table-cell>
          <table:table-cell office:value-type="float" office:value="10.597" calcext:value-type="float">
            <text:p>10.597</text:p>
          </table:table-cell>
          <table:table-cell office:value-type="float" office:value="0.474" calcext:value-type="float">
            <text:p>0.474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u-ch427-n96-ms-afof-ens15</text:p>
          </table:table-cell>
          <table:table-cell office:value-type="float" office:value="144.415" calcext:value-type="float">
            <text:p>144.415</text:p>
          </table:table-cell>
          <table:table-cell office:value-type="float" office:value="20.71" calcext:value-type="float">
            <text:p>20.71</text:p>
          </table:table-cell>
          <table:table-cell table:formula="of:=[.B48]-[.C48]" office:value-type="float" office:value="123.705" calcext:value-type="float">
            <text:p>123.705</text:p>
          </table:table-cell>
          <table:table-cell table:formula="of:=[.B48]-[.C48]-[.O48]" office:value-type="float" office:value="107.492" calcext:value-type="float">
            <text:p>107.492</text:p>
          </table:table-cell>
          <table:table-cell office:value-type="float" office:value="15" calcext:value-type="float">
            <text:p>15</text:p>
          </table:table-cell>
          <table:table-cell table:formula="of:=[.D48]-[.E48]-[.Q48]" office:value-type="float" office:value="15.194" calcext:value-type="float">
            <text:p>15.19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2-02-08T01:56:16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2022-02-08T02:03:12Z</text:p>
          </table:table-cell>
          <table:table-cell office:value-type="string" calcext:value-type="string">
            <text:p>SUCCEEDED</text:p>
          </table:table-cell>
          <table:table-cell office:value-type="float" office:value="1076965" calcext:value-type="float">
            <text:p>1076965</text:p>
          </table:table-cell>
          <table:table-cell office:value-type="float" office:value="138158" calcext:value-type="float">
            <text:p>138158</text:p>
          </table:table-cell>
          <table:table-cell office:value-type="float" office:value="16.213" calcext:value-type="float">
            <text:p>16.213</text:p>
          </table:table-cell>
          <table:table-cell office:value-type="float" office:value="0.386" calcext:value-type="float">
            <text:p>0.386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u-ch427-n96-ms-afof-ens16</text:p>
          </table:table-cell>
          <table:table-cell office:value-type="float" office:value="133.106" calcext:value-type="float">
            <text:p>133.106</text:p>
          </table:table-cell>
          <table:table-cell office:value-type="float" office:value="22.76" calcext:value-type="float">
            <text:p>22.76</text:p>
          </table:table-cell>
          <table:table-cell table:formula="of:=[.B49]-[.C49]" office:value-type="float" office:value="110.346" calcext:value-type="float">
            <text:p>110.346</text:p>
          </table:table-cell>
          <table:table-cell table:formula="of:=[.B49]-[.C49]-[.O49]" office:value-type="float" office:value="92.588" calcext:value-type="float">
            <text:p>92.588</text:p>
          </table:table-cell>
          <table:table-cell office:value-type="float" office:value="16" calcext:value-type="float">
            <text:p>16</text:p>
          </table:table-cell>
          <table:table-cell table:formula="of:=[.D49]-[.E49]-[.Q49]" office:value-type="float" office:value="17.203" calcext:value-type="float">
            <text:p>17.20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2-02-08T01:56:27Z</text:p>
          </table:table-cell>
          <table:table-cell office:value-type="string" calcext:value-type="string">
            <text:p>2022-02-08T01:58:26Z</text:p>
          </table:table-cell>
          <table:table-cell office:value-type="string" calcext:value-type="string">
            <text:p>2022-02-08T02:02:00Z</text:p>
          </table:table-cell>
          <table:table-cell office:value-type="string" calcext:value-type="string">
            <text:p>SUCCEEDED</text:p>
          </table:table-cell>
          <table:table-cell office:value-type="float" office:value="1076966" calcext:value-type="float">
            <text:p>1076966</text:p>
          </table:table-cell>
          <table:table-cell office:value-type="float" office:value="7850" calcext:value-type="float">
            <text:p>7850</text:p>
          </table:table-cell>
          <table:table-cell office:value-type="float" office:value="17.758" calcext:value-type="float">
            <text:p>17.758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ms-afof-ens17</text:p>
          </table:table-cell>
          <table:table-cell office:value-type="float" office:value="152.387" calcext:value-type="float">
            <text:p>152.387</text:p>
          </table:table-cell>
          <table:table-cell office:value-type="float" office:value="29.78" calcext:value-type="float">
            <text:p>29.78</text:p>
          </table:table-cell>
          <table:table-cell table:formula="of:=[.B50]-[.C50]" office:value-type="float" office:value="122.607" calcext:value-type="float">
            <text:p>122.607</text:p>
          </table:table-cell>
          <table:table-cell table:formula="of:=[.B50]-[.C50]-[.O50]" office:value-type="float" office:value="113.166" calcext:value-type="float">
            <text:p>113.166</text:p>
          </table:table-cell>
          <table:table-cell office:value-type="float" office:value="17" calcext:value-type="float">
            <text:p>17</text:p>
          </table:table-cell>
          <table:table-cell table:formula="of:=[.D50]-[.E50]-[.Q50]" office:value-type="float" office:value="8.89" calcext:value-type="float">
            <text:p>8.8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2-08T01:56:36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2022-02-08T02:03:21Z</text:p>
          </table:table-cell>
          <table:table-cell office:value-type="string" calcext:value-type="string">
            <text:p>SUCCEEDED</text:p>
          </table:table-cell>
          <table:table-cell office:value-type="float" office:value="1076968" calcext:value-type="float">
            <text:p>1076968</text:p>
          </table:table-cell>
          <table:table-cell office:value-type="float" office:value="207078" calcext:value-type="float">
            <text:p>207078</text:p>
          </table:table-cell>
          <table:table-cell office:value-type="float" office:value="9.441" calcext:value-type="float">
            <text:p>9.441</text:p>
          </table:table-cell>
          <table:table-cell office:value-type="float" office:value="0.431" calcext:value-type="float">
            <text:p>0.431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ms-afof-ens18</text:p>
          </table:table-cell>
          <table:table-cell office:value-type="float" office:value="145.166" calcext:value-type="float">
            <text:p>145.166</text:p>
          </table:table-cell>
          <table:table-cell office:value-type="float" office:value="28.66" calcext:value-type="float">
            <text:p>28.66</text:p>
          </table:table-cell>
          <table:table-cell table:formula="of:=[.B51]-[.C51]" office:value-type="float" office:value="116.506" calcext:value-type="float">
            <text:p>116.506</text:p>
          </table:table-cell>
          <table:table-cell table:formula="of:=[.B51]-[.C51]-[.O51]" office:value-type="float" office:value="98.921" calcext:value-type="float">
            <text:p>98.921</text:p>
          </table:table-cell>
          <table:table-cell office:value-type="float" office:value="18" calcext:value-type="float">
            <text:p>18</text:p>
          </table:table-cell>
          <table:table-cell table:formula="of:=[.D51]-[.E51]-[.Q51]" office:value-type="float" office:value="15.831" calcext:value-type="float">
            <text:p>15.8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2-02-08T01:56:48Z</text:p>
          </table:table-cell>
          <table:table-cell office:value-type="string" calcext:value-type="string">
            <text:p>2022-02-08T02:00:35Z</text:p>
          </table:table-cell>
          <table:table-cell office:value-type="string" calcext:value-type="string">
            <text:p>2022-02-08T02:04:22Z</text:p>
          </table:table-cell>
          <table:table-cell office:value-type="string" calcext:value-type="string">
            <text:p>SUCCEEDED</text:p>
          </table:table-cell>
          <table:table-cell office:value-type="float" office:value="1076969" calcext:value-type="float">
            <text:p>1076969</text:p>
          </table:table-cell>
          <table:table-cell office:value-type="float" office:value="130789" calcext:value-type="float">
            <text:p>130789</text:p>
          </table:table-cell>
          <table:table-cell office:value-type="float" office:value="17.585" calcext:value-type="float">
            <text:p>17.585</text:p>
          </table:table-cell>
          <table:table-cell office:value-type="float" office:value="0.485" calcext:value-type="float">
            <text:p>0.485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string" calcext:value-type="string">
            <text:p>u-ch427-n96-ms-aftf-ens00</text:p>
          </table:table-cell>
          <table:table-cell office:value-type="float" office:value="60.026" calcext:value-type="float">
            <text:p>60.026</text:p>
          </table:table-cell>
          <table:table-cell office:value-type="float" office:value="10.78" calcext:value-type="float">
            <text:p>10.78</text:p>
          </table:table-cell>
          <table:table-cell table:formula="of:=[.B52]-[.C52]" office:value-type="float" office:value="49.246" calcext:value-type="float">
            <text:p>49.246</text:p>
          </table:table-cell>
          <table:table-cell table:formula="of:=[.B52]-[.C52]-[.O52]" office:value-type="float" office:value="40.602" calcext:value-type="float">
            <text:p>40.602</text:p>
          </table:table-cell>
          <table:table-cell office:value-type="float" office:value="0" calcext:value-type="float">
            <text:p>0</text:p>
          </table:table-cell>
          <table:table-cell table:formula="of:=[.D52]-[.E52]-[.Q52]" office:value-type="float" office:value="8.124" calcext:value-type="float">
            <text:p>8.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15T03:55:32Z</text:p>
          </table:table-cell>
          <table:table-cell office:value-type="string" calcext:value-type="string">
            <text:p>2022-02-15T03:55:39Z</text:p>
          </table:table-cell>
          <table:table-cell office:value-type="string" calcext:value-type="string">
            <text:p>2022-02-15T03:56:53Z</text:p>
          </table:table-cell>
          <table:table-cell office:value-type="string" calcext:value-type="string">
            <text:p>SUCCEEDED</text:p>
          </table:table-cell>
          <table:table-cell office:value-type="float" office:value="1117850" calcext:value-type="float">
            <text:p>1117850</text:p>
          </table:table-cell>
          <table:table-cell office:value-type="float" office:value="34845" calcext:value-type="float">
            <text:p>34845</text:p>
          </table:table-cell>
          <table:table-cell office:value-type="float" office:value="8.644" calcext:value-type="float">
            <text:p>8.644</text:p>
          </table:table-cell>
          <table:table-cell office:value-type="float" office:value="0.378" calcext:value-type="float">
            <text:p>0.37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u-ch427-n96-ms-aftf-ens01</text:p>
          </table:table-cell>
          <table:table-cell office:value-type="float" office:value="90.358" calcext:value-type="float">
            <text:p>90.358</text:p>
          </table:table-cell>
          <table:table-cell office:value-type="float" office:value="13.65" calcext:value-type="float">
            <text:p>13.65</text:p>
          </table:table-cell>
          <table:table-cell table:formula="of:=[.B53]-[.C53]" office:value-type="float" office:value="76.708" calcext:value-type="float">
            <text:p>76.708</text:p>
          </table:table-cell>
          <table:table-cell table:formula="of:=[.B53]-[.C53]-[.O53]" office:value-type="float" office:value="69.544" calcext:value-type="float">
            <text:p>69.544</text:p>
          </table:table-cell>
          <table:table-cell office:value-type="float" office:value="1" calcext:value-type="float">
            <text:p>1</text:p>
          </table:table-cell>
          <table:table-cell table:formula="of:=[.D53]-[.E53]-[.Q53]" office:value-type="float" office:value="6.538" calcext:value-type="float">
            <text:p>6.5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15T03:55:40Z</text:p>
          </table:table-cell>
          <table:table-cell office:value-type="string" calcext:value-type="string">
            <text:p>2022-02-15T03:55:48Z</text:p>
          </table:table-cell>
          <table:table-cell office:value-type="string" calcext:value-type="string">
            <text:p>2022-02-15T03:57:55Z</text:p>
          </table:table-cell>
          <table:table-cell office:value-type="string" calcext:value-type="string">
            <text:p>SUCCEEDED</text:p>
          </table:table-cell>
          <table:table-cell office:value-type="float" office:value="1117851" calcext:value-type="float">
            <text:p>1117851</text:p>
          </table:table-cell>
          <table:table-cell office:value-type="float" office:value="163305" calcext:value-type="float">
            <text:p>163305</text:p>
          </table:table-cell>
          <table:table-cell office:value-type="float" office:value="7.164" calcext:value-type="float">
            <text:p>7.164</text:p>
          </table:table-cell>
          <table:table-cell office:value-type="float" office:value="0.48" calcext:value-type="float">
            <text:p>0.48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ms-aftf-ens02</text:p>
          </table:table-cell>
          <table:table-cell office:value-type="float" office:value="181.97" calcext:value-type="float">
            <text:p>181.97</text:p>
          </table:table-cell>
          <table:table-cell office:value-type="float" office:value="20.84" calcext:value-type="float">
            <text:p>20.84</text:p>
          </table:table-cell>
          <table:table-cell table:formula="of:=[.B54]-[.C54]" office:value-type="float" office:value="161.13" calcext:value-type="float">
            <text:p>161.13</text:p>
          </table:table-cell>
          <table:table-cell table:formula="of:=[.B54]-[.C54]-[.O54]" office:value-type="float" office:value="151.58" calcext:value-type="float">
            <text:p>151.58</text:p>
          </table:table-cell>
          <table:table-cell office:value-type="float" office:value="2" calcext:value-type="float">
            <text:p>2</text:p>
          </table:table-cell>
          <table:table-cell table:formula="of:=[.D54]-[.E54]-[.Q54]" office:value-type="float" office:value="8.49100000000001" calcext:value-type="float">
            <text:p>8.4910000000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2-15T03:55:48Z</text:p>
          </table:table-cell>
          <table:table-cell office:value-type="string" calcext:value-type="string">
            <text:p>2022-02-15T03:55:56Z</text:p>
          </table:table-cell>
          <table:table-cell office:value-type="string" calcext:value-type="string">
            <text:p>2022-02-15T03:59:19Z</text:p>
          </table:table-cell>
          <table:table-cell office:value-type="string" calcext:value-type="string">
            <text:p>SUCCEEDED</text:p>
          </table:table-cell>
          <table:table-cell office:value-type="float" office:value="1117852" calcext:value-type="float">
            <text:p>1117852</text:p>
          </table:table-cell>
          <table:table-cell office:value-type="float" office:value="89289" calcext:value-type="float">
            <text:p>89289</text:p>
          </table:table-cell>
          <table:table-cell office:value-type="float" office:value="9.55" calcext:value-type="float">
            <text:p>9.55</text:p>
          </table:table-cell>
          <table:table-cell office:value-type="float" office:value="0.903" calcext:value-type="float">
            <text:p>0.903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string" calcext:value-type="string">
            <text:p>u-ch427-n96-ms-aftf-ens03</text:p>
          </table:table-cell>
          <table:table-cell office:value-type="float" office:value="176.896" calcext:value-type="float">
            <text:p>176.896</text:p>
          </table:table-cell>
          <table:table-cell office:value-type="float" office:value="25.9" calcext:value-type="float">
            <text:p>25.9</text:p>
          </table:table-cell>
          <table:table-cell table:formula="of:=[.B55]-[.C55]" office:value-type="float" office:value="150.996" calcext:value-type="float">
            <text:p>150.996</text:p>
          </table:table-cell>
          <table:table-cell table:formula="of:=[.B55]-[.C55]-[.O55]" office:value-type="float" office:value="141.922" calcext:value-type="float">
            <text:p>141.922</text:p>
          </table:table-cell>
          <table:table-cell office:value-type="float" office:value="3" calcext:value-type="float">
            <text:p>3</text:p>
          </table:table-cell>
          <table:table-cell table:formula="of:=[.D55]-[.E55]-[.Q55]" office:value-type="float" office:value="8.36700000000001" calcext:value-type="float">
            <text:p>8.3670000000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2-15T03:55:57Z</text:p>
          </table:table-cell>
          <table:table-cell office:value-type="string" calcext:value-type="string">
            <text:p>2022-02-15T03:56:04Z</text:p>
          </table:table-cell>
          <table:table-cell office:value-type="string" calcext:value-type="string">
            <text:p>2022-02-15T03:59:26Z</text:p>
          </table:table-cell>
          <table:table-cell office:value-type="string" calcext:value-type="string">
            <text:p>SUCCEEDED</text:p>
          </table:table-cell>
          <table:table-cell office:value-type="float" office:value="1117853" calcext:value-type="float">
            <text:p>1117853</text:p>
          </table:table-cell>
          <table:table-cell office:value-type="float" office:value="97699" calcext:value-type="float">
            <text:p>97699</text:p>
          </table:table-cell>
          <table:table-cell office:value-type="float" office:value="9.074" calcext:value-type="float">
            <text:p>9.074</text:p>
          </table:table-cell>
          <table:table-cell office:value-type="float" office:value="0.528" calcext:value-type="float">
            <text:p>0.52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u-ch427-n96-ms-aftf-ens04</text:p>
          </table:table-cell>
          <table:table-cell office:value-type="float" office:value="193.025" calcext:value-type="float">
            <text:p>193.025</text:p>
          </table:table-cell>
          <table:table-cell office:value-type="float" office:value="26.36" calcext:value-type="float">
            <text:p>26.36</text:p>
          </table:table-cell>
          <table:table-cell table:formula="of:=[.B56]-[.C56]" office:value-type="float" office:value="166.665" calcext:value-type="float">
            <text:p>166.665</text:p>
          </table:table-cell>
          <table:table-cell table:formula="of:=[.B56]-[.C56]-[.O56]" office:value-type="float" office:value="158.068" calcext:value-type="float">
            <text:p>158.068</text:p>
          </table:table-cell>
          <table:table-cell office:value-type="float" office:value="4" calcext:value-type="float">
            <text:p>4</text:p>
          </table:table-cell>
          <table:table-cell table:formula="of:=[.D56]-[.E56]-[.Q56]" office:value-type="float" office:value="7.86000000000001" calcext:value-type="float">
            <text:p>7.860000000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2-15T03:56:04Z</text:p>
          </table:table-cell>
          <table:table-cell office:value-type="string" calcext:value-type="string">
            <text:p>2022-02-15T03:56:13Z</text:p>
          </table:table-cell>
          <table:table-cell office:value-type="string" calcext:value-type="string">
            <text:p>2022-02-15T03:59:48Z</text:p>
          </table:table-cell>
          <table:table-cell office:value-type="string" calcext:value-type="string">
            <text:p>SUCCEEDED</text:p>
          </table:table-cell>
          <table:table-cell office:value-type="float" office:value="1117854" calcext:value-type="float">
            <text:p>1117854</text:p>
          </table:table-cell>
          <table:table-cell office:value-type="float" office:value="54301" calcext:value-type="float">
            <text:p>54301</text:p>
          </table:table-cell>
          <table:table-cell office:value-type="float" office:value="8.597" calcext:value-type="float">
            <text:p>8.597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u-ch427-n96-ms-aftf-ens05</text:p>
          </table:table-cell>
          <table:table-cell office:value-type="float" office:value="221.744" calcext:value-type="float">
            <text:p>221.744</text:p>
          </table:table-cell>
          <table:table-cell office:value-type="float" office:value="34.03" calcext:value-type="float">
            <text:p>34.03</text:p>
          </table:table-cell>
          <table:table-cell table:formula="of:=[.B57]-[.C57]" office:value-type="float" office:value="187.714" calcext:value-type="float">
            <text:p>187.714</text:p>
          </table:table-cell>
          <table:table-cell table:formula="of:=[.B57]-[.C57]-[.O57]" office:value-type="float" office:value="177.993" calcext:value-type="float">
            <text:p>177.993</text:p>
          </table:table-cell>
          <table:table-cell office:value-type="float" office:value="5" calcext:value-type="float">
            <text:p>5</text:p>
          </table:table-cell>
          <table:table-cell table:formula="of:=[.D57]-[.E57]-[.Q57]" office:value-type="float" office:value="8.904" calcext:value-type="float">
            <text:p>8.9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2-15T03:56:22Z</text:p>
          </table:table-cell>
          <table:table-cell office:value-type="string" calcext:value-type="string">
            <text:p>2022-02-15T03:56:31Z</text:p>
          </table:table-cell>
          <table:table-cell office:value-type="string" calcext:value-type="string">
            <text:p>2022-02-15T04:00:53Z</text:p>
          </table:table-cell>
          <table:table-cell office:value-type="string" calcext:value-type="string">
            <text:p>SUCCEEDED</text:p>
          </table:table-cell>
          <table:table-cell office:value-type="float" office:value="1117855" calcext:value-type="float">
            <text:p>1117855</text:p>
          </table:table-cell>
          <table:table-cell office:value-type="float" office:value="174888" calcext:value-type="float">
            <text:p>174888</text:p>
          </table:table-cell>
          <table:table-cell office:value-type="float" office:value="9.721" calcext:value-type="float">
            <text:p>9.721</text:p>
          </table:table-cell>
          <table:table-cell office:value-type="float" office:value="0.639" calcext:value-type="float">
            <text:p>0.639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u-ch427-n96-ms-aftf-ens06</text:p>
          </table:table-cell>
          <table:table-cell office:value-type="float" office:value="225.615" calcext:value-type="float">
            <text:p>225.615</text:p>
          </table:table-cell>
          <table:table-cell office:value-type="float" office:value="24.33" calcext:value-type="float">
            <text:p>24.33</text:p>
          </table:table-cell>
          <table:table-cell table:formula="of:=[.B58]-[.C58]" office:value-type="float" office:value="201.285" calcext:value-type="float">
            <text:p>201.285</text:p>
          </table:table-cell>
          <table:table-cell table:formula="of:=[.B58]-[.C58]-[.O58]" office:value-type="float" office:value="177.965" calcext:value-type="float">
            <text:p>177.965</text:p>
          </table:table-cell>
          <table:table-cell office:value-type="float" office:value="6" calcext:value-type="float">
            <text:p>6</text:p>
          </table:table-cell>
          <table:table-cell table:formula="of:=[.D58]-[.E58]-[.Q58]" office:value-type="float" office:value="22.484" calcext:value-type="float">
            <text:p>22.4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2-02-15T03:56:23Z</text:p>
          </table:table-cell>
          <table:table-cell office:value-type="string" calcext:value-type="string">
            <text:p>2022-02-15T03:56:31Z</text:p>
          </table:table-cell>
          <table:table-cell office:value-type="string" calcext:value-type="string">
            <text:p>2022-02-15T04:00:58Z</text:p>
          </table:table-cell>
          <table:table-cell office:value-type="string" calcext:value-type="string">
            <text:p>SUCCEEDED</text:p>
          </table:table-cell>
          <table:table-cell office:value-type="float" office:value="1117856" calcext:value-type="float">
            <text:p>1117856</text:p>
          </table:table-cell>
          <table:table-cell office:value-type="float" office:value="111087" calcext:value-type="float">
            <text:p>111087</text:p>
          </table:table-cell>
          <table:table-cell office:value-type="float" office:value="23.32" calcext:value-type="float">
            <text:p>23.32</text:p>
          </table:table-cell>
          <table:table-cell office:value-type="float" office:value="0.677" calcext:value-type="float">
            <text:p>0.677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string" calcext:value-type="string">
            <text:p>u-ch427-n96-ms-aftf-ens07</text:p>
          </table:table-cell>
          <table:table-cell office:value-type="float" office:value="173.547" calcext:value-type="float">
            <text:p>173.547</text:p>
          </table:table-cell>
          <table:table-cell office:value-type="float" office:value="26.8" calcext:value-type="float">
            <text:p>26.8</text:p>
          </table:table-cell>
          <table:table-cell table:formula="of:=[.B59]-[.C59]" office:value-type="float" office:value="146.747" calcext:value-type="float">
            <text:p>146.747</text:p>
          </table:table-cell>
          <table:table-cell table:formula="of:=[.B59]-[.C59]-[.O59]" office:value-type="float" office:value="137.571" calcext:value-type="float">
            <text:p>137.571</text:p>
          </table:table-cell>
          <table:table-cell office:value-type="float" office:value="7" calcext:value-type="float">
            <text:p>7</text:p>
          </table:table-cell>
          <table:table-cell table:formula="of:=[.D59]-[.E59]-[.Q59]" office:value-type="float" office:value="8.28699999999999" calcext:value-type="float">
            <text:p>8.286999999999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2-02-15T03:56:32Z</text:p>
          </table:table-cell>
          <table:table-cell office:value-type="string" calcext:value-type="string">
            <text:p>2022-02-15T03:56:39Z</text:p>
          </table:table-cell>
          <table:table-cell office:value-type="string" calcext:value-type="string">
            <text:p>2022-02-15T04:00:18Z</text:p>
          </table:table-cell>
          <table:table-cell office:value-type="string" calcext:value-type="string">
            <text:p>SUCCEEDED</text:p>
          </table:table-cell>
          <table:table-cell office:value-type="float" office:value="1117857" calcext:value-type="float">
            <text:p>1117857</text:p>
          </table:table-cell>
          <table:table-cell office:value-type="float" office:value="225987" calcext:value-type="float">
            <text:p>225987</text:p>
          </table:table-cell>
          <table:table-cell office:value-type="float" office:value="9.176" calcext:value-type="float">
            <text:p>9.176</text:p>
          </table:table-cell>
          <table:table-cell office:value-type="float" office:value="0.767" calcext:value-type="float">
            <text:p>0.767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u-ch427-n96-ms-aftf-ens08</text:p>
          </table:table-cell>
          <table:table-cell office:value-type="float" office:value="267.4" calcext:value-type="float">
            <text:p>267.4</text:p>
          </table:table-cell>
          <table:table-cell office:value-type="float" office:value="29.15" calcext:value-type="float">
            <text:p>29.15</text:p>
          </table:table-cell>
          <table:table-cell table:formula="of:=[.B60]-[.C60]" office:value-type="float" office:value="238.25" calcext:value-type="float">
            <text:p>238.25</text:p>
          </table:table-cell>
          <table:table-cell table:formula="of:=[.B60]-[.C60]-[.O60]" office:value-type="float" office:value="210.529" calcext:value-type="float">
            <text:p>210.529</text:p>
          </table:table-cell>
          <table:table-cell office:value-type="float" office:value="8" calcext:value-type="float">
            <text:p>8</text:p>
          </table:table-cell>
          <table:table-cell table:formula="of:=[.D60]-[.E60]-[.Q60]" office:value-type="float" office:value="26.771" calcext:value-type="float">
            <text:p>26.7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2-02-15T03:56:41Z</text:p>
          </table:table-cell>
          <table:table-cell office:value-type="string" calcext:value-type="string">
            <text:p>2022-02-15T03:56:49Z</text:p>
          </table:table-cell>
          <table:table-cell office:value-type="string" calcext:value-type="string">
            <text:p>2022-02-15T04:02:01Z</text:p>
          </table:table-cell>
          <table:table-cell office:value-type="string" calcext:value-type="string">
            <text:p>SUCCEEDED</text:p>
          </table:table-cell>
          <table:table-cell office:value-type="float" office:value="1117858" calcext:value-type="float">
            <text:p>1117858</text:p>
          </table:table-cell>
          <table:table-cell office:value-type="float" office:value="110270" calcext:value-type="float">
            <text:p>110270</text:p>
          </table:table-cell>
          <table:table-cell office:value-type="float" office:value="27.721" calcext:value-type="float">
            <text:p>27.721</text:p>
          </table:table-cell>
          <table:table-cell office:value-type="float" office:value="0.782" calcext:value-type="float">
            <text:p>0.78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u-ch427-n96-ms-aftf-ens09</text:p>
          </table:table-cell>
          <table:table-cell office:value-type="float" office:value="431.836" calcext:value-type="float">
            <text:p>431.836</text:p>
          </table:table-cell>
          <table:table-cell office:value-type="float" office:value="31.93" calcext:value-type="float">
            <text:p>31.93</text:p>
          </table:table-cell>
          <table:table-cell table:formula="of:=[.B61]-[.C61]" office:value-type="float" office:value="399.906" calcext:value-type="float">
            <text:p>399.906</text:p>
          </table:table-cell>
          <table:table-cell table:formula="of:=[.B61]-[.C61]-[.O61]" office:value-type="float" office:value="367.686" calcext:value-type="float">
            <text:p>367.686</text:p>
          </table:table-cell>
          <table:table-cell office:value-type="float" office:value="9" calcext:value-type="float">
            <text:p>9</text:p>
          </table:table-cell>
          <table:table-cell table:formula="of:=[.D61]-[.E61]-[.Q61]" office:value-type="float" office:value="31.251" calcext:value-type="float">
            <text:p>31.2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02Z</text:p>
          </table:table-cell>
          <table:table-cell office:value-type="string" calcext:value-type="string">
            <text:p>2022-02-15T23:05:02Z</text:p>
          </table:table-cell>
          <table:table-cell office:value-type="string" calcext:value-type="string">
            <text:p>SUCCEEDED</text:p>
          </table:table-cell>
          <table:table-cell office:value-type="float" office:value="1121710" calcext:value-type="float">
            <text:p>1121710</text:p>
          </table:table-cell>
          <table:table-cell office:value-type="float" office:value="18123" calcext:value-type="float">
            <text:p>18123</text:p>
          </table:table-cell>
          <table:table-cell office:value-type="float" office:value="32.22" calcext:value-type="float">
            <text:p>32.22</text:p>
          </table:table-cell>
          <table:table-cell office:value-type="float" office:value="9.172" calcext:value-type="float">
            <text:p>9.172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u-ch427-n96-ms-aftf-ens10</text:p>
          </table:table-cell>
          <table:table-cell table:number-columns-repeated="2"/>
          <table:table-cell table:formula="of:=[.B62]-[.C62]" office:value-type="float" office:value="0" calcext:value-type="float">
            <text:p>0</text:p>
          </table:table-cell>
          <table:table-cell table:formula="of:=[.B62]-[.C62]-[.O62]"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2022-02-15T23:42:44Z</text:p>
          </table:table-cell>
          <table:table-cell office:value-type="string" calcext:value-type="string">
            <text:p>2022-02-15T23:44:21Z</text:p>
          </table:table-cell>
          <table:table-cell office:value-type="string" calcext:value-type="string">
            <text:p>2022-02-15T23:54:24Z</text:p>
          </table:table-cell>
          <table:table-cell office:value-type="string" calcext:value-type="string">
            <text:p>E</text:p>
          </table:table-cell>
          <table:table-cell office:value-type="float" office:value="1121971" calcext:value-type="float">
            <text:p>1121971</text:p>
          </table:table-cell>
          <table:table-cell office:value-type="float" office:value="203708" calcext:value-type="float">
            <text:p>203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1</text:p>
          </table:table-cell>
          <table:table-cell office:value-type="float" office:value="395.194" calcext:value-type="float">
            <text:p>395.194</text:p>
          </table:table-cell>
          <table:table-cell office:value-type="float" office:value="49.44" calcext:value-type="float">
            <text:p>49.44</text:p>
          </table:table-cell>
          <table:table-cell table:formula="of:=[.B63]-[.C63]" office:value-type="float" office:value="345.754" calcext:value-type="float">
            <text:p>345.754</text:p>
          </table:table-cell>
          <table:table-cell table:formula="of:=[.B63]-[.C63]-[.O63]" office:value-type="float" office:value="310.747" calcext:value-type="float">
            <text:p>310.747</text:p>
          </table:table-cell>
          <table:table-cell office:value-type="float" office:value="11" calcext:value-type="float">
            <text:p>11</text:p>
          </table:table-cell>
          <table:table-cell table:formula="of:=[.D63]-[.E63]-[.Q63]" office:value-type="float" office:value="33.947" calcext:value-type="float">
            <text:p>33.9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14Z</text:p>
          </table:table-cell>
          <table:table-cell office:value-type="string" calcext:value-type="string">
            <text:p>2022-02-15T23:04:36Z</text:p>
          </table:table-cell>
          <table:table-cell office:value-type="string" calcext:value-type="string">
            <text:p>SUCCEEDED</text:p>
          </table:table-cell>
          <table:table-cell office:value-type="float" office:value="1121711" calcext:value-type="float">
            <text:p>1121711</text:p>
          </table:table-cell>
          <table:table-cell office:value-type="float" office:value="24370" calcext:value-type="float">
            <text:p>24370</text:p>
          </table:table-cell>
          <table:table-cell office:value-type="float" office:value="35.007" calcext:value-type="float">
            <text:p>35.007</text:p>
          </table:table-cell>
          <table:table-cell office:value-type="float" office:value="0.94" calcext:value-type="float">
            <text:p>0.9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u-ch427-n96-ms-aftf-ens12</text:p>
          </table:table-cell>
          <table:table-cell office:value-type="float" office:value="394.845" calcext:value-type="float">
            <text:p>394.845</text:p>
          </table:table-cell>
          <table:table-cell office:value-type="float" office:value="43.31" calcext:value-type="float">
            <text:p>43.31</text:p>
          </table:table-cell>
          <table:table-cell table:formula="of:=[.B64]-[.C64]" office:value-type="float" office:value="351.535" calcext:value-type="float">
            <text:p>351.535</text:p>
          </table:table-cell>
          <table:table-cell table:formula="of:=[.B64]-[.C64]-[.O64]" office:value-type="float" office:value="313.283" calcext:value-type="float">
            <text:p>313.283</text:p>
          </table:table-cell>
          <table:table-cell office:value-type="float" office:value="12" calcext:value-type="float">
            <text:p>12</text:p>
          </table:table-cell>
          <table:table-cell table:formula="of:=[.D64]-[.E64]-[.Q64]" office:value-type="float" office:value="37.122" calcext:value-type="float">
            <text:p>37.1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14Z</text:p>
          </table:table-cell>
          <table:table-cell office:value-type="string" calcext:value-type="string">
            <text:p>2022-02-15T23:04:38Z</text:p>
          </table:table-cell>
          <table:table-cell office:value-type="string" calcext:value-type="string">
            <text:p>SUCCEEDED</text:p>
          </table:table-cell>
          <table:table-cell office:value-type="float" office:value="1121712" calcext:value-type="float">
            <text:p>1121712</text:p>
          </table:table-cell>
          <table:table-cell office:value-type="float" office:value="56350" calcext:value-type="float">
            <text:p>56350</text:p>
          </table:table-cell>
          <table:table-cell office:value-type="float" office:value="38.252" calcext:value-type="float">
            <text:p>38.252</text:p>
          </table:table-cell>
          <table:table-cell office:value-type="float" office:value="0.949" calcext:value-type="float">
            <text:p>0.94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u-ch427-n96-ms-aftf-ens13</text:p>
          </table:table-cell>
          <table:table-cell office:value-type="float" office:value="233.415" calcext:value-type="float">
            <text:p>233.415</text:p>
          </table:table-cell>
          <table:table-cell office:value-type="float" office:value="39.57" calcext:value-type="float">
            <text:p>39.57</text:p>
          </table:table-cell>
          <table:table-cell table:formula="of:=[.B65]-[.C65]" office:value-type="float" office:value="193.845" calcext:value-type="float">
            <text:p>193.845</text:p>
          </table:table-cell>
          <table:table-cell table:formula="of:=[.B65]-[.C65]-[.O65]" office:value-type="float" office:value="183.94" calcext:value-type="float">
            <text:p>183.9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2022-02-15T03:57:26Z</text:p>
          </table:table-cell>
          <table:table-cell office:value-type="string" calcext:value-type="string">
            <text:p>2022-02-15T03:57:36Z</text:p>
          </table:table-cell>
          <table:table-cell office:value-type="string" calcext:value-type="string">
            <text:p>2022-02-15T04:02:18Z</text:p>
          </table:table-cell>
          <table:table-cell office:value-type="string" calcext:value-type="string">
            <text:p>SUCCEEDED</text:p>
          </table:table-cell>
          <table:table-cell office:value-type="float" office:value="1117863" calcext:value-type="float">
            <text:p>1117863</text:p>
          </table:table-cell>
          <table:table-cell office:value-type="float" office:value="8364" calcext:value-type="float">
            <text:p>8364</text:p>
          </table:table-cell>
          <table:table-cell office:value-type="float" office:value="9.905" calcext:value-type="float">
            <text:p>9.905</text:p>
          </table:table-cell>
          <table:table-cell office:value-type="float" office:value="0.973" calcext:value-type="float">
            <text:p>0.973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string" calcext:value-type="string">
            <text:p>u-ch427-n96-ms-aftf-ens14</text:p>
          </table:table-cell>
          <table:table-cell table:number-columns-repeated="2"/>
          <table:table-cell table:formula="of:=[.B66]-[.C66]" office:value-type="float" office:value="0" calcext:value-type="float">
            <text:p>0</text:p>
          </table:table-cell>
          <table:table-cell table:formula="of:=[.B66]-[.C66]-[.O66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66]-[.E66]-[.Q66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2-02-15T23:41:41Z</text:p>
          </table:table-cell>
          <table:table-cell office:value-type="string" calcext:value-type="string">
            <text:p>2022-02-15T23:41:50Z</text:p>
          </table:table-cell>
          <table:table-cell office:value-type="string" calcext:value-type="string">
            <text:p>2022-02-16T00:41:48Z</text:p>
          </table:table-cell>
          <table:table-cell office:value-type="string" calcext:value-type="string">
            <text:p>E</text:p>
          </table:table-cell>
          <table:table-cell office:value-type="float" office:value="1121953" calcext:value-type="float">
            <text:p>1121953</text:p>
          </table:table-cell>
          <table:table-cell office:value-type="float" office:value="89934" calcext:value-type="float">
            <text:p>89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5</text:p>
          </table:table-cell>
          <table:table-cell table:number-columns-repeated="2"/>
          <table:table-cell table:formula="of:=[.B67]-[.C67]" office:value-type="float" office:value="0" calcext:value-type="float">
            <text:p>0</text:p>
          </table:table-cell>
          <table:table-cell table:formula="of:=[.B67]-[.C67]-[.O67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D67]-[.E67]-[.Q67]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2-02-15T23:41:51Z</text:p>
          </table:table-cell>
          <table:table-cell office:value-type="string" calcext:value-type="string">
            <text:p>2022-02-15T23:41:59Z</text:p>
          </table:table-cell>
          <table:table-cell office:value-type="string" calcext:value-type="string">
            <text:p>2022-02-16T00:42:19Z</text:p>
          </table:table-cell>
          <table:table-cell office:value-type="string" calcext:value-type="string">
            <text:p>E</text:p>
          </table:table-cell>
          <table:table-cell office:value-type="float" office:value="1121955" calcext:value-type="float">
            <text:p>1121955</text:p>
          </table:table-cell>
          <table:table-cell office:value-type="float" office:value="66056" calcext:value-type="float">
            <text:p>66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6</text:p>
          </table:table-cell>
          <table:table-cell table:number-columns-repeated="2"/>
          <table:table-cell table:formula="of:=[.B68]-[.C68]" office:value-type="float" office:value="0" calcext:value-type="float">
            <text:p>0</text:p>
          </table:table-cell>
          <table:table-cell table:formula="of:=[.B68]-[.C68]-[.O68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68]-[.E68]-[.Q68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2-02-15T23:42:01Z</text:p>
          </table:table-cell>
          <table:table-cell office:value-type="string" calcext:value-type="string">
            <text:p>2022-02-15T23:42:07Z</text:p>
          </table:table-cell>
          <table:table-cell office:value-type="string" calcext:value-type="string">
            <text:p>2022-02-16T00:42:19Z</text:p>
          </table:table-cell>
          <table:table-cell office:value-type="string" calcext:value-type="string">
            <text:p>E</text:p>
          </table:table-cell>
          <table:table-cell office:value-type="float" office:value="1121958" calcext:value-type="float">
            <text:p>1121958</text:p>
          </table:table-cell>
          <table:table-cell office:value-type="float" office:value="55655" calcext:value-type="float">
            <text:p>55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7</text:p>
          </table:table-cell>
          <table:table-cell table:number-columns-repeated="2"/>
          <table:table-cell table:formula="of:=[.B69]-[.C69]" office:value-type="float" office:value="0" calcext:value-type="float">
            <text:p>0</text:p>
          </table:table-cell>
          <table:table-cell table:formula="of:=[.B69]-[.C69]-[.O69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69]-[.E69]-[.Q69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2-15T23:42:11Z</text:p>
          </table:table-cell>
          <table:table-cell office:value-type="string" calcext:value-type="string">
            <text:p>2022-02-15T23:42:21Z</text:p>
          </table:table-cell>
          <table:table-cell office:value-type="string" calcext:value-type="string">
            <text:p>2022-02-16T00:42:19Z</text:p>
          </table:table-cell>
          <table:table-cell office:value-type="string" calcext:value-type="string">
            <text:p>E</text:p>
          </table:table-cell>
          <table:table-cell office:value-type="float" office:value="1121961" calcext:value-type="float">
            <text:p>1121961</text:p>
          </table:table-cell>
          <table:table-cell office:value-type="float" office:value="193561" calcext:value-type="float">
            <text:p>193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8</text:p>
          </table:table-cell>
          <table:table-cell table:number-columns-repeated="2"/>
          <table:table-cell table:formula="of:=[.B70]-[.C70]" office:value-type="float" office:value="0" calcext:value-type="float">
            <text:p>0</text:p>
          </table:table-cell>
          <table:table-cell table:formula="of:=[.B70]-[.C70]-[.O70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70]-[.E70]-[.Q70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2-02-15T23:42:23Z</text:p>
          </table:table-cell>
          <table:table-cell office:value-type="string" calcext:value-type="string">
            <text:p>2022-02-15T23:51:45Z</text:p>
          </table:table-cell>
          <table:table-cell table:number-columns-repeated="2"/>
          <table:table-cell office:value-type="float" office:value="1121964" calcext:value-type="float">
            <text:p>1121964</text:p>
          </table:table-cell>
          <table:table-cell office:value-type="float" office:value="154988" calcext:value-type="float">
            <text:p>154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of-ens00</text:p>
          </table:table-cell>
          <table:table-cell office:value-type="float" office:value="64.842" calcext:value-type="float">
            <text:p>64.842</text:p>
          </table:table-cell>
          <table:table-cell office:value-type="float" office:value="11.37" calcext:value-type="float">
            <text:p>11.37</text:p>
          </table:table-cell>
          <table:table-cell table:formula="of:=[.B71]-[.C71]" office:value-type="float" office:value="53.472" calcext:value-type="float">
            <text:p>53.472</text:p>
          </table:table-cell>
          <table:table-cell table:formula="of:=[.B71]-[.C71]-[.O71]" office:value-type="float" office:value="41.94" calcext:value-type="float">
            <text:p>41.94</text:p>
          </table:table-cell>
          <table:table-cell office:value-type="float" office:value="0" calcext:value-type="float">
            <text:p>0</text:p>
          </table:table-cell>
          <table:table-cell table:formula="of:=[.D71]-[.E71]-[.Q71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2:18:44Z</text:p>
          </table:table-cell>
          <table:table-cell office:value-type="string" calcext:value-type="string">
            <text:p>2022-02-08T02:18:56Z</text:p>
          </table:table-cell>
          <table:table-cell office:value-type="string" calcext:value-type="string">
            <text:p>2022-02-08T02:20:17Z</text:p>
          </table:table-cell>
          <table:table-cell office:value-type="string" calcext:value-type="string">
            <text:p>SUCCEEDED</text:p>
          </table:table-cell>
          <table:table-cell office:value-type="float" office:value="1077064" calcext:value-type="float">
            <text:p>1077064</text:p>
          </table:table-cell>
          <table:table-cell office:value-type="float" office:value="133674" calcext:value-type="float">
            <text:p>133674</text:p>
          </table:table-cell>
          <table:table-cell office:value-type="float" office:value="11.532" calcext:value-type="float">
            <text:p>11.532</text:p>
          </table:table-cell>
          <table:table-cell office:value-type="float" office:value="0.353" calcext:value-type="float">
            <text:p>0.353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stdev-afof-ens01</text:p>
          </table:table-cell>
          <table:table-cell office:value-type="float" office:value="98.211" calcext:value-type="float">
            <text:p>98.211</text:p>
          </table:table-cell>
          <table:table-cell office:value-type="float" office:value="14.83" calcext:value-type="float">
            <text:p>14.83</text:p>
          </table:table-cell>
          <table:table-cell table:formula="of:=[.B72]-[.C72]" office:value-type="float" office:value="83.381" calcext:value-type="float">
            <text:p>83.381</text:p>
          </table:table-cell>
          <table:table-cell table:formula="of:=[.B72]-[.C72]-[.O72]" office:value-type="float" office:value="72.483" calcext:value-type="float">
            <text:p>72.483</text:p>
          </table:table-cell>
          <table:table-cell office:value-type="float" office:value="1" calcext:value-type="float">
            <text:p>1</text:p>
          </table:table-cell>
          <table:table-cell table:formula="of:=[.D72]-[.E72]-[.Q72]" office:value-type="float" office:value="10.274" calcext:value-type="float">
            <text:p>10.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2:18:53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1:30Z</text:p>
          </table:table-cell>
          <table:table-cell office:value-type="string" calcext:value-type="string">
            <text:p>SUCCEEDED</text:p>
          </table:table-cell>
          <table:table-cell office:value-type="float" office:value="1077065" calcext:value-type="float">
            <text:p>1077065</text:p>
          </table:table-cell>
          <table:table-cell office:value-type="float" office:value="200878" calcext:value-type="float">
            <text:p>200878</text:p>
          </table:table-cell>
          <table:table-cell office:value-type="float" office:value="10.898" calcext:value-type="float">
            <text:p>10.898</text:p>
          </table:table-cell>
          <table:table-cell office:value-type="float" office:value="0.457" calcext:value-type="float">
            <text:p>0.457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96-stdev-afof-ens02</text:p>
          </table:table-cell>
          <table:table-cell office:value-type="float" office:value="128.207" calcext:value-type="float">
            <text:p>128.207</text:p>
          </table:table-cell>
          <table:table-cell office:value-type="float" office:value="22.62" calcext:value-type="float">
            <text:p>22.62</text:p>
          </table:table-cell>
          <table:table-cell table:formula="of:=[.B73]-[.C73]" office:value-type="float" office:value="105.587" calcext:value-type="float">
            <text:p>105.587</text:p>
          </table:table-cell>
          <table:table-cell table:formula="of:=[.B73]-[.C73]-[.O73]" office:value-type="float" office:value="97.307" calcext:value-type="float">
            <text:p>97.307</text:p>
          </table:table-cell>
          <table:table-cell office:value-type="float" office:value="2" calcext:value-type="float">
            <text:p>2</text:p>
          </table:table-cell>
          <table:table-cell table:formula="of:=[.D73]-[.E73]-[.Q73]" office:value-type="float" office:value="7.628" calcext:value-type="float">
            <text:p>7.6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2-08T02:19:00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1:53Z</text:p>
          </table:table-cell>
          <table:table-cell office:value-type="string" calcext:value-type="string">
            <text:p>SUCCEEDED</text:p>
          </table:table-cell>
          <table:table-cell office:value-type="float" office:value="1077066" calcext:value-type="float">
            <text:p>1077066</text:p>
          </table:table-cell>
          <table:table-cell office:value-type="float" office:value="160914" calcext:value-type="float">
            <text:p>160914</text:p>
          </table:table-cell>
          <table:table-cell office:value-type="float" office:value="8.28" calcext:value-type="float">
            <text:p>8.28</text:p>
          </table:table-cell>
          <table:table-cell office:value-type="float" office:value="0.536" calcext:value-type="float">
            <text:p>0.536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stdev-afof-ens03</text:p>
          </table:table-cell>
          <table:table-cell office:value-type="float" office:value="169.012" calcext:value-type="float">
            <text:p>169.012</text:p>
          </table:table-cell>
          <table:table-cell office:value-type="float" office:value="24.64" calcext:value-type="float">
            <text:p>24.64</text:p>
          </table:table-cell>
          <table:table-cell table:formula="of:=[.B74]-[.C74]" office:value-type="float" office:value="144.372" calcext:value-type="float">
            <text:p>144.372</text:p>
          </table:table-cell>
          <table:table-cell table:formula="of:=[.B74]-[.C74]-[.O74]" office:value-type="float" office:value="132.65" calcext:value-type="float">
            <text:p>132.65</text:p>
          </table:table-cell>
          <table:table-cell office:value-type="float" office:value="3" calcext:value-type="float">
            <text:p>3</text:p>
          </table:table-cell>
          <table:table-cell table:formula="of:=[.D74]-[.E74]-[.Q74]" office:value-type="float" office:value="11.002" calcext:value-type="float">
            <text:p>11.0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2-08T02:19:11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2:39Z</text:p>
          </table:table-cell>
          <table:table-cell office:value-type="string" calcext:value-type="string">
            <text:p>SUCCEEDED</text:p>
          </table:table-cell>
          <table:table-cell office:value-type="float" office:value="1077067" calcext:value-type="float">
            <text:p>1077067</text:p>
          </table:table-cell>
          <table:table-cell office:value-type="float" office:value="143207" calcext:value-type="float">
            <text:p>143207</text:p>
          </table:table-cell>
          <table:table-cell office:value-type="float" office:value="11.722" calcext:value-type="float">
            <text:p>11.722</text:p>
          </table:table-cell>
          <table:table-cell office:value-type="float" office:value="0.517" calcext:value-type="float">
            <text:p>0.51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u-ch427-n96-stdev-afof-ens04</text:p>
          </table:table-cell>
          <table:table-cell office:value-type="float" office:value="165.651" calcext:value-type="float">
            <text:p>165.651</text:p>
          </table:table-cell>
          <table:table-cell office:value-type="float" office:value="26.08" calcext:value-type="float">
            <text:p>26.08</text:p>
          </table:table-cell>
          <table:table-cell table:formula="of:=[.B75]-[.C75]" office:value-type="float" office:value="139.571" calcext:value-type="float">
            <text:p>139.571</text:p>
          </table:table-cell>
          <table:table-cell table:formula="of:=[.B75]-[.C75]-[.O75]" office:value-type="float" office:value="127.577" calcext:value-type="float">
            <text:p>127.577</text:p>
          </table:table-cell>
          <table:table-cell office:value-type="float" office:value="4" calcext:value-type="float">
            <text:p>4</text:p>
          </table:table-cell>
          <table:table-cell table:formula="of:=[.D75]-[.E75]-[.Q75]" office:value-type="float" office:value="11.236" calcext:value-type="float">
            <text:p>11.2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2-08T02:19:21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3:09Z</text:p>
          </table:table-cell>
          <table:table-cell office:value-type="string" calcext:value-type="string">
            <text:p>SUCCEEDED</text:p>
          </table:table-cell>
          <table:table-cell office:value-type="float" office:value="1077068" calcext:value-type="float">
            <text:p>1077068</text:p>
          </table:table-cell>
          <table:table-cell office:value-type="float" office:value="37496" calcext:value-type="float">
            <text:p>37496</text:p>
          </table:table-cell>
          <table:table-cell office:value-type="float" office:value="11.994" calcext:value-type="float">
            <text:p>11.994</text:p>
          </table:table-cell>
          <table:table-cell office:value-type="float" office:value="0.577" calcext:value-type="float">
            <text:p>0.577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u-ch427-n96-stdev-afof-ens05</text:p>
          </table:table-cell>
          <table:table-cell office:value-type="float" office:value="193.44" calcext:value-type="float">
            <text:p>193.44</text:p>
          </table:table-cell>
          <table:table-cell office:value-type="float" office:value="30.94" calcext:value-type="float">
            <text:p>30.94</text:p>
          </table:table-cell>
          <table:table-cell table:formula="of:=[.B76]-[.C76]" office:value-type="float" office:value="162.5" calcext:value-type="float">
            <text:p>162.5</text:p>
          </table:table-cell>
          <table:table-cell table:formula="of:=[.B76]-[.C76]-[.O76]" office:value-type="float" office:value="150.148" calcext:value-type="float">
            <text:p>150.148</text:p>
          </table:table-cell>
          <table:table-cell office:value-type="float" office:value="5" calcext:value-type="float">
            <text:p>5</text:p>
          </table:table-cell>
          <table:table-cell table:formula="of:=[.D76]-[.E76]-[.Q76]" office:value-type="float" office:value="11.541" calcext:value-type="float">
            <text:p>11.5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3:56Z</text:p>
          </table:table-cell>
          <table:table-cell office:value-type="string" calcext:value-type="string">
            <text:p>SUCCEEDED</text:p>
          </table:table-cell>
          <table:table-cell office:value-type="float" office:value="1077069" calcext:value-type="float">
            <text:p>1077069</text:p>
          </table:table-cell>
          <table:table-cell office:value-type="float" office:value="146655" calcext:value-type="float">
            <text:p>146655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776" calcext:value-type="float">
            <text:p>0.776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u-ch427-n96-stdev-afof-ens06</text:p>
          </table:table-cell>
          <table:table-cell office:value-type="float" office:value="222.581" calcext:value-type="float">
            <text:p>222.581</text:p>
          </table:table-cell>
          <table:table-cell office:value-type="float" office:value="29.13" calcext:value-type="float">
            <text:p>29.13</text:p>
          </table:table-cell>
          <table:table-cell table:formula="of:=[.B77]-[.C77]" office:value-type="float" office:value="193.451" calcext:value-type="float">
            <text:p>193.451</text:p>
          </table:table-cell>
          <table:table-cell table:formula="of:=[.B77]-[.C77]-[.O77]" office:value-type="float" office:value="166.118" calcext:value-type="float">
            <text:p>166.118</text:p>
          </table:table-cell>
          <table:table-cell office:value-type="float" office:value="6" calcext:value-type="float">
            <text:p>6</text:p>
          </table:table-cell>
          <table:table-cell table:formula="of:=[.D77]-[.E77]-[.Q77]" office:value-type="float" office:value="26.494" calcext:value-type="float">
            <text:p>26.4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2-02-08T02:19:38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4:27Z</text:p>
          </table:table-cell>
          <table:table-cell office:value-type="string" calcext:value-type="string">
            <text:p>SUCCEEDED</text:p>
          </table:table-cell>
          <table:table-cell office:value-type="float" office:value="1077070" calcext:value-type="float">
            <text:p>1077070</text:p>
          </table:table-cell>
          <table:table-cell office:value-type="float" office:value="49669" calcext:value-type="float">
            <text:p>49669</text:p>
          </table:table-cell>
          <table:table-cell office:value-type="float" office:value="27.333" calcext:value-type="float">
            <text:p>27.333</text:p>
          </table:table-cell>
          <table:table-cell office:value-type="float" office:value="1.358" calcext:value-type="float">
            <text:p>1.358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string" calcext:value-type="string">
            <text:p>u-ch427-n96-stdev-afof-ens07</text:p>
          </table:table-cell>
          <table:table-cell office:value-type="float" office:value="204.03" calcext:value-type="float">
            <text:p>204.03</text:p>
          </table:table-cell>
          <table:table-cell office:value-type="float" office:value="31.63" calcext:value-type="float">
            <text:p>31.63</text:p>
          </table:table-cell>
          <table:table-cell table:formula="of:=[.B78]-[.C78]" office:value-type="float" office:value="172.4" calcext:value-type="float">
            <text:p>172.4</text:p>
          </table:table-cell>
          <table:table-cell table:formula="of:=[.B78]-[.C78]-[.O78]" office:value-type="float" office:value="148.628" calcext:value-type="float">
            <text:p>148.628</text:p>
          </table:table-cell>
          <table:table-cell office:value-type="float" office:value="7" calcext:value-type="float">
            <text:p>7</text:p>
          </table:table-cell>
          <table:table-cell table:formula="of:=[.D78]-[.E78]-[.Q78]" office:value-type="float" office:value="22.864" calcext:value-type="float">
            <text:p>22.8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2-02-08T02:19:48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4:07Z</text:p>
          </table:table-cell>
          <table:table-cell office:value-type="string" calcext:value-type="string">
            <text:p>SUCCEEDED</text:p>
          </table:table-cell>
          <table:table-cell office:value-type="float" office:value="1077071" calcext:value-type="float">
            <text:p>1077071</text:p>
          </table:table-cell>
          <table:table-cell office:value-type="float" office:value="191802" calcext:value-type="float">
            <text:p>191802</text:p>
          </table:table-cell>
          <table:table-cell office:value-type="float" office:value="23.772" calcext:value-type="float">
            <text:p>23.772</text:p>
          </table:table-cell>
          <table:table-cell office:value-type="float" office:value="0.72" calcext:value-type="float">
            <text:p>0.72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u-ch427-n96-stdev-afof-ens08</text:p>
          </table:table-cell>
          <table:table-cell office:value-type="float" office:value="215.329" calcext:value-type="float">
            <text:p>215.329</text:p>
          </table:table-cell>
          <table:table-cell office:value-type="float" office:value="29.66" calcext:value-type="float">
            <text:p>29.66</text:p>
          </table:table-cell>
          <table:table-cell table:formula="of:=[.B79]-[.C79]" office:value-type="float" office:value="185.669" calcext:value-type="float">
            <text:p>185.669</text:p>
          </table:table-cell>
          <table:table-cell table:formula="of:=[.B79]-[.C79]-[.O79]" office:value-type="float" office:value="158.452" calcext:value-type="float">
            <text:p>158.452</text:p>
          </table:table-cell>
          <table:table-cell office:value-type="float" office:value="8" calcext:value-type="float">
            <text:p>8</text:p>
          </table:table-cell>
          <table:table-cell table:formula="of:=[.D79]-[.E79]-[.Q79]" office:value-type="float" office:value="26.276" calcext:value-type="float">
            <text:p>26.2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2-02-08T02:50:03Z</text:p>
          </table:table-cell>
          <table:table-cell office:value-type="string" calcext:value-type="string">
            <text:p>2022-02-08T02:50:13Z</text:p>
          </table:table-cell>
          <table:table-cell office:value-type="string" calcext:value-type="string">
            <text:p>2022-02-08T02:54:37Z</text:p>
          </table:table-cell>
          <table:table-cell office:value-type="string" calcext:value-type="string">
            <text:p>SUCCEEDED</text:p>
          </table:table-cell>
          <table:table-cell office:value-type="float" office:value="1077111" calcext:value-type="float">
            <text:p>1077111</text:p>
          </table:table-cell>
          <table:table-cell office:value-type="float" office:value="93679" calcext:value-type="float">
            <text:p>93679</text:p>
          </table:table-cell>
          <table:table-cell office:value-type="float" office:value="27.217" calcext:value-type="float">
            <text:p>27.217</text:p>
          </table:table-cell>
          <table:table-cell office:value-type="float" office:value="0.759" calcext:value-type="float">
            <text:p>0.759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u-ch427-n96-stdev-afof-ens09</text:p>
          </table:table-cell>
          <table:table-cell office:value-type="float" office:value="240.486" calcext:value-type="float">
            <text:p>240.486</text:p>
          </table:table-cell>
          <table:table-cell office:value-type="float" office:value="35.29" calcext:value-type="float">
            <text:p>35.29</text:p>
          </table:table-cell>
          <table:table-cell table:formula="of:=[.B80]-[.C80]" office:value-type="float" office:value="205.196" calcext:value-type="float">
            <text:p>205.196</text:p>
          </table:table-cell>
          <table:table-cell table:formula="of:=[.B80]-[.C80]-[.O80]" office:value-type="float" office:value="168.82" calcext:value-type="float">
            <text:p>168.82</text:p>
          </table:table-cell>
          <table:table-cell office:value-type="float" office:value="9" calcext:value-type="float">
            <text:p>9</text:p>
          </table:table-cell>
          <table:table-cell table:formula="of:=[.D80]-[.E80]-[.Q80]" office:value-type="float" office:value="35.387" calcext:value-type="float">
            <text:p>35.3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2-02-08T02:20:09Z</text:p>
          </table:table-cell>
          <table:table-cell office:value-type="string" calcext:value-type="string">
            <text:p>2022-02-08T02:20:36Z</text:p>
          </table:table-cell>
          <table:table-cell office:value-type="string" calcext:value-type="string">
            <text:p>2022-02-08T02:25:22Z</text:p>
          </table:table-cell>
          <table:table-cell office:value-type="string" calcext:value-type="string">
            <text:p>SUCCEEDED</text:p>
          </table:table-cell>
          <table:table-cell office:value-type="float" office:value="1077073" calcext:value-type="float">
            <text:p>1077073</text:p>
          </table:table-cell>
          <table:table-cell office:value-type="float" office:value="104638" calcext:value-type="float">
            <text:p>104638</text:p>
          </table:table-cell>
          <table:table-cell office:value-type="float" office:value="36.376" calcext:value-type="float">
            <text:p>36.376</text:p>
          </table:table-cell>
          <table:table-cell office:value-type="float" office:value="0.817" calcext:value-type="float">
            <text:p>0.817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u-ch427-n96-stdev-afof-ens10</text:p>
          </table:table-cell>
          <table:table-cell office:value-type="float" office:value="280.769" calcext:value-type="float">
            <text:p>280.769</text:p>
          </table:table-cell>
          <table:table-cell office:value-type="float" office:value="40.41" calcext:value-type="float">
            <text:p>40.41</text:p>
          </table:table-cell>
          <table:table-cell table:formula="of:=[.B81]-[.C81]" office:value-type="float" office:value="240.359" calcext:value-type="float">
            <text:p>240.359</text:p>
          </table:table-cell>
          <table:table-cell table:formula="of:=[.B81]-[.C81]-[.O81]" office:value-type="float" office:value="205.451" calcext:value-type="float">
            <text:p>205.451</text:p>
          </table:table-cell>
          <table:table-cell office:value-type="float" office:value="10" calcext:value-type="float">
            <text:p>10</text:p>
          </table:table-cell>
          <table:table-cell table:formula="of:=[.D81]-[.E81]-[.Q81]" office:value-type="float" office:value="33.875" calcext:value-type="float">
            <text:p>33.8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2-02-08T02:20:18Z</text:p>
          </table:table-cell>
          <table:table-cell office:value-type="string" calcext:value-type="string">
            <text:p>2022-02-08T02:20:36Z</text:p>
          </table:table-cell>
          <table:table-cell office:value-type="string" calcext:value-type="string">
            <text:p>2022-02-08T02:26:00Z</text:p>
          </table:table-cell>
          <table:table-cell office:value-type="string" calcext:value-type="string">
            <text:p>SUCCEEDED</text:p>
          </table:table-cell>
          <table:table-cell office:value-type="float" office:value="1077074" calcext:value-type="float">
            <text:p>1077074</text:p>
          </table:table-cell>
          <table:table-cell office:value-type="float" office:value="256097" calcext:value-type="float">
            <text:p>256097</text:p>
          </table:table-cell>
          <table:table-cell office:value-type="float" office:value="34.908" calcext:value-type="float">
            <text:p>34.908</text:p>
          </table:table-cell>
          <table:table-cell office:value-type="float" office:value="0.921" calcext:value-type="float">
            <text:p>0.921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u-ch427-n96-stdev-afof-ens11</text:p>
          </table:table-cell>
          <table:table-cell office:value-type="float" office:value="289.978" calcext:value-type="float">
            <text:p>289.978</text:p>
          </table:table-cell>
          <table:table-cell office:value-type="float" office:value="53.4" calcext:value-type="float">
            <text:p>53.4</text:p>
          </table:table-cell>
          <table:table-cell table:formula="of:=[.B82]-[.C82]" office:value-type="float" office:value="236.578" calcext:value-type="float">
            <text:p>236.578</text:p>
          </table:table-cell>
          <table:table-cell table:formula="of:=[.B82]-[.C82]-[.O82]" office:value-type="float" office:value="209.919" calcext:value-type="float">
            <text:p>209.919</text:p>
          </table:table-cell>
          <table:table-cell office:value-type="float" office:value="11" calcext:value-type="float">
            <text:p>11</text:p>
          </table:table-cell>
          <table:table-cell table:formula="of:=[.D82]-[.E82]-[.Q82]" office:value-type="float" office:value="24.868" calcext:value-type="float">
            <text:p>24.8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2-08T02:20:29Z</text:p>
          </table:table-cell>
          <table:table-cell office:value-type="string" calcext:value-type="string">
            <text:p>2022-02-08T02:21:02Z</text:p>
          </table:table-cell>
          <table:table-cell office:value-type="string" calcext:value-type="string">
            <text:p>2022-02-08T02:26:41Z</text:p>
          </table:table-cell>
          <table:table-cell office:value-type="string" calcext:value-type="string">
            <text:p>SUCCEEDED</text:p>
          </table:table-cell>
          <table:table-cell office:value-type="float" office:value="1077075" calcext:value-type="float">
            <text:p>1077075</text:p>
          </table:table-cell>
          <table:table-cell office:value-type="float" office:value="91661" calcext:value-type="float">
            <text:p>91661</text:p>
          </table:table-cell>
          <table:table-cell office:value-type="float" office:value="26.659" calcext:value-type="float">
            <text:p>26.659</text:p>
          </table:table-cell>
          <table:table-cell office:value-type="float" office:value="0.927" calcext:value-type="float">
            <text:p>0.927</text:p>
          </table:table-cell>
          <table:table-cell office:value-type="float" office:value="1.791" calcext:value-type="float">
            <text:p>1.791</text:p>
          </table:table-cell>
        </table:table-row>
        <table:table-row table:style-name="ro1">
          <table:table-cell office:value-type="string" calcext:value-type="string">
            <text:p>u-ch427-n96-stdev-afof-ens12</text:p>
          </table:table-cell>
          <table:table-cell office:value-type="float" office:value="320.168" calcext:value-type="float">
            <text:p>320.168</text:p>
          </table:table-cell>
          <table:table-cell office:value-type="float" office:value="44.17" calcext:value-type="float">
            <text:p>44.17</text:p>
          </table:table-cell>
          <table:table-cell table:formula="of:=[.B83]-[.C83]" office:value-type="float" office:value="275.998" calcext:value-type="float">
            <text:p>275.998</text:p>
          </table:table-cell>
          <table:table-cell table:formula="of:=[.B83]-[.C83]-[.O83]" office:value-type="float" office:value="245.584" calcext:value-type="float">
            <text:p>245.584</text:p>
          </table:table-cell>
          <table:table-cell office:value-type="float" office:value="12" calcext:value-type="float">
            <text:p>12</text:p>
          </table:table-cell>
          <table:table-cell table:formula="of:=[.D83]-[.E83]-[.Q83]" office:value-type="float" office:value="28.977" calcext:value-type="float">
            <text:p>28.97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2-02-08T15:43:14Z</text:p>
          </table:table-cell>
          <table:table-cell office:value-type="string" calcext:value-type="string">
            <text:p>2022-02-08T17:12:23Z</text:p>
          </table:table-cell>
          <table:table-cell office:value-type="string" calcext:value-type="string">
            <text:p>2022-02-08T17:18:34Z</text:p>
          </table:table-cell>
          <table:table-cell office:value-type="string" calcext:value-type="string">
            <text:p>SUCCEEDED</text:p>
          </table:table-cell>
          <table:table-cell office:value-type="float" office:value="1079988" calcext:value-type="float">
            <text:p>1079988</text:p>
          </table:table-cell>
          <table:table-cell office:value-type="float" office:value="201080" calcext:value-type="float">
            <text:p>201080</text:p>
          </table:table-cell>
          <table:table-cell office:value-type="float" office:value="30.414" calcext:value-type="float">
            <text:p>30.414</text:p>
          </table:table-cell>
          <table:table-cell office:value-type="float" office:value="0.984" calcext:value-type="float">
            <text:p>0.984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0</text:p>
          </table:table-cell>
          <table:table-cell office:value-type="float" office:value="0" calcext:value-type="float">
            <text:p>0</text:p>
          </table:table-cell>
          <table:table-cell office:value-type="float" office:value="15974760" calcext:value-type="float">
            <text:p>15974760</text:p>
          </table:table-cell>
          <table:table-cell office:value-type="float" office:value="0" calcext:value-type="float">
            <text:p>0</text:p>
          </table:table-cell>
          <table:table-cell table:style-name="ce1" table:formula="of:=[.D87]/1024" office:value-type="float" office:value="15600.3515625" calcext:value-type="float">
            <text:p>156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1</text:p>
          </table:table-cell>
          <table:table-cell office:value-type="float" office:value="1" calcext:value-type="float">
            <text:p>1</text:p>
          </table:table-cell>
          <table:table-cell office:value-type="float" office:value="1864276" calcext:value-type="float">
            <text:p>1864276</text:p>
          </table:table-cell>
          <table:table-cell office:value-type="float" office:value="1" calcext:value-type="float">
            <text:p>1</text:p>
          </table:table-cell>
          <table:table-cell table:style-name="ce1" table:formula="of:=[.D88]/1024" office:value-type="float" office:value="1820.58203125" calcext:value-type="float">
            <text:p>1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2</text:p>
          </table:table-cell>
          <table:table-cell office:value-type="float" office:value="2" calcext:value-type="float">
            <text:p>2</text:p>
          </table:table-cell>
          <table:table-cell office:value-type="float" office:value="1856500" calcext:value-type="float">
            <text:p>1856500</text:p>
          </table:table-cell>
          <table:table-cell office:value-type="float" office:value="2" calcext:value-type="float">
            <text:p>2</text:p>
          </table:table-cell>
          <table:table-cell table:style-name="ce1" table:formula="of:=[.D89]/1024" office:value-type="float" office:value="1812.98828125" calcext:value-type="float">
            <text:p>18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3</text:p>
          </table:table-cell>
          <table:table-cell office:value-type="float" office:value="3" calcext:value-type="float">
            <text:p>3</text:p>
          </table:table-cell>
          <table:table-cell office:value-type="float" office:value="1842012" calcext:value-type="float">
            <text:p>1842012</text:p>
          </table:table-cell>
          <table:table-cell office:value-type="float" office:value="3" calcext:value-type="float">
            <text:p>3</text:p>
          </table:table-cell>
          <table:table-cell table:style-name="ce1" table:formula="of:=[.D90]/1024" office:value-type="float" office:value="1798.83984375" calcext:value-type="float">
            <text:p>17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4</text:p>
          </table:table-cell>
          <table:table-cell office:value-type="float" office:value="4" calcext:value-type="float">
            <text:p>4</text:p>
          </table:table-cell>
          <table:table-cell office:value-type="float" office:value="1730916" calcext:value-type="float">
            <text:p>1730916</text:p>
          </table:table-cell>
          <table:table-cell office:value-type="float" office:value="4" calcext:value-type="float">
            <text:p>4</text:p>
          </table:table-cell>
          <table:table-cell table:style-name="ce1" table:formula="of:=[.D91]/1024" office:value-type="float" office:value="1690.34765625" calcext:value-type="float">
            <text:p>16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5</text:p>
          </table:table-cell>
          <table:table-cell office:value-type="float" office:value="5" calcext:value-type="float">
            <text:p>5</text:p>
          </table:table-cell>
          <table:table-cell office:value-type="float" office:value="1714900" calcext:value-type="float">
            <text:p>1714900</text:p>
          </table:table-cell>
          <table:table-cell office:value-type="float" office:value="5" calcext:value-type="float">
            <text:p>5</text:p>
          </table:table-cell>
          <table:table-cell table:style-name="ce1" table:formula="of:=[.D92]/1024" office:value-type="float" office:value="1674.70703125" calcext:value-type="float">
            <text:p>16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6</text:p>
          </table:table-cell>
          <table:table-cell office:value-type="float" office:value="6" calcext:value-type="float">
            <text:p>6</text:p>
          </table:table-cell>
          <table:table-cell office:value-type="float" office:value="1710016" calcext:value-type="float">
            <text:p>1710016</text:p>
          </table:table-cell>
          <table:table-cell office:value-type="float" office:value="6" calcext:value-type="float">
            <text:p>6</text:p>
          </table:table-cell>
          <table:table-cell table:style-name="ce1" table:formula="of:=[.D93]/1024" office:value-type="float" office:value="1669.9375" calcext:value-type="float">
            <text:p>16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7</text:p>
          </table:table-cell>
          <table:table-cell office:value-type="float" office:value="7" calcext:value-type="float">
            <text:p>7</text:p>
          </table:table-cell>
          <table:table-cell office:value-type="float" office:value="1702764" calcext:value-type="float">
            <text:p>1702764</text:p>
          </table:table-cell>
          <table:table-cell office:value-type="float" office:value="7" calcext:value-type="float">
            <text:p>7</text:p>
          </table:table-cell>
          <table:table-cell table:style-name="ce1" table:formula="of:=[.D94]/1024" office:value-type="float" office:value="1662.85546875" calcext:value-type="float">
            <text:p>16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8</text:p>
          </table:table-cell>
          <table:table-cell office:value-type="float" office:value="8" calcext:value-type="float">
            <text:p>8</text:p>
          </table:table-cell>
          <table:table-cell office:value-type="float" office:value="1684872" calcext:value-type="float">
            <text:p>1684872</text:p>
          </table:table-cell>
          <table:table-cell office:value-type="float" office:value="8" calcext:value-type="float">
            <text:p>8</text:p>
          </table:table-cell>
          <table:table-cell table:style-name="ce1" table:formula="of:=[.D95]/1024" office:value-type="float" office:value="1645.3828125" calcext:value-type="float">
            <text:p>16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9</text:p>
          </table:table-cell>
          <table:table-cell office:value-type="float" office:value="9" calcext:value-type="float">
            <text:p>9</text:p>
          </table:table-cell>
          <table:table-cell office:value-type="float" office:value="1672764" calcext:value-type="float">
            <text:p>1672764</text:p>
          </table:table-cell>
          <table:table-cell office:value-type="float" office:value="9" calcext:value-type="float">
            <text:p>9</text:p>
          </table:table-cell>
          <table:table-cell table:style-name="ce1" table:formula="of:=[.D96]/1024" office:value-type="float" office:value="1633.55859375" calcext:value-type="float">
            <text:p>163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0</text:p>
          </table:table-cell>
          <table:table-cell office:value-type="float" office:value="0" calcext:value-type="float">
            <text:p>0</text:p>
          </table:table-cell>
          <table:table-cell office:value-type="float" office:value="15974760" calcext:value-type="float">
            <text:p>159747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1</text:p>
          </table:table-cell>
          <table:table-cell office:value-type="float" office:value="1" calcext:value-type="float">
            <text:p>1</text:p>
          </table:table-cell>
          <table:table-cell office:value-type="float" office:value="1864276" calcext:value-type="float">
            <text:p>18642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2</text:p>
          </table:table-cell>
          <table:table-cell office:value-type="float" office:value="2" calcext:value-type="float">
            <text:p>2</text:p>
          </table:table-cell>
          <table:table-cell office:value-type="float" office:value="1856504" calcext:value-type="float">
            <text:p>18565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3</text:p>
          </table:table-cell>
          <table:table-cell office:value-type="float" office:value="3" calcext:value-type="float">
            <text:p>3</text:p>
          </table:table-cell>
          <table:table-cell office:value-type="float" office:value="1842012" calcext:value-type="float">
            <text:p>18420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4</text:p>
          </table:table-cell>
          <table:table-cell office:value-type="float" office:value="4" calcext:value-type="float">
            <text:p>4</text:p>
          </table:table-cell>
          <table:table-cell office:value-type="float" office:value="1730920" calcext:value-type="float">
            <text:p>17309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5</text:p>
          </table:table-cell>
          <table:table-cell office:value-type="float" office:value="5" calcext:value-type="float">
            <text:p>5</text:p>
          </table:table-cell>
          <table:table-cell office:value-type="float" office:value="1714896" calcext:value-type="float">
            <text:p>17148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6</text:p>
          </table:table-cell>
          <table:table-cell office:value-type="float" office:value="6" calcext:value-type="float">
            <text:p>6</text:p>
          </table:table-cell>
          <table:table-cell office:value-type="float" office:value="1710016" calcext:value-type="float">
            <text:p>17100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7</text:p>
          </table:table-cell>
          <table:table-cell office:value-type="float" office:value="7" calcext:value-type="float">
            <text:p>7</text:p>
          </table:table-cell>
          <table:table-cell office:value-type="float" office:value="1702768" calcext:value-type="float">
            <text:p>17027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8</text:p>
          </table:table-cell>
          <table:table-cell office:value-type="float" office:value="8" calcext:value-type="float">
            <text:p>8</text:p>
          </table:table-cell>
          <table:table-cell office:value-type="float" office:value="1684876" calcext:value-type="float">
            <text:p>1684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9</text:p>
          </table:table-cell>
          <table:table-cell office:value-type="float" office:value="9" calcext:value-type="float">
            <text:p>9</text:p>
          </table:table-cell>
          <table:table-cell office:value-type="float" office:value="1672764" calcext:value-type="float">
            <text:p>1672764</text:p>
          </table:table-cell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0.001cm" svg:y="0.001cm">
            <draw:object draw:notify-on-update-of-ranges="results3.F13:results3.F22 results3.G13:results3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.001cm" svg:y="9.936cm">
            <draw:object draw:notify-on-update-of-ranges="results3.F3:results3.F12 results3.G3:results3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18.063cm" svg:y="0.001cm">
            <draw:object draw:notify-on-update-of-ranges="results3.F23:results3.F32 results3.G23:results3.G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001cm" svg:y="19.87cm">
            <draw:object draw:notify-on-update-of-ranges="results3.F33:results3.F51 results3.G33:results3.G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.999cm" svg:height="8.999cm" svg:x="18.063cm" svg:y="19.87cm">
            <draw:object draw:notify-on-update-of-ranges="results3.F52:results3.F65 results3.G52:results3.G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24.975cm" svg:y="9.963cm">
            <draw:object draw:notify-on-update-of-ranges="results3.E87:results3.E96 results3.F87:results3.F9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5" table:number-columns-repeated="9" table:default-cell-style-name="Default"/>
        <table:table-column table:style-name="co16" table:default-cell-style-name="Default"/>
        <table:table-row table:style-name="ro1" table:number-rows-repeated="27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Packing 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igger NetCDF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Out of mem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2:16:33.640480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16T02:26:12.240953020</dc:date>
    <meta:editing-duration>PT35M38S</meta:editing-duration>
    <meta:editing-cycles>2</meta:editing-cycles>
    <meta:document-statistic meta:table-count="2" meta:cell-count="138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Compression Test - n1280 - One Ensemble</text:p>
        </chart:title>
        <chart:subtitle svg:x="4.67cm" svg:y="1.203cm" chart:style-name="ch3">
          <text:p>Packing 0 - Slightly Bigger NetCDF File</text:p>
        </chart:subtitle>
        <chart:plot-area chart:style-name="ch4" table:cell-range-address="results3.F3:results3.G12" svg:x="1.331cm" svg:y="2.138cm" svg:width="14.349cm" svg:height="5.701cm">
          <chartooo:coordinate-region svg:x="2.323cm" svg:y="2.337cm" svg:width="13.17cm" svg:height="4.855cm"/>
          <chart:axis chart:dimension="x" chart:name="primary-x" chart:style-name="ch5">
            <chart:title svg:x="7.045cm" svg:y="8.019cm" chart:style-name="ch6">
              <text:p>Compression Level</text:p>
            </chart:title>
          </chart:axis>
          <chart:axis chart:dimension="y" chart:name="primary-y" chart:style-name="ch5">
            <chart:title svg:x="0.451cm" svg:y="6.328cm" chart:style-name="ch7">
              <text:p>Time (in seconds)</text:p>
            </chart:title>
            <chart:grid chart:style-name="ch8" chart:class="major"/>
          </chart:axis>
          <chart:series chart:style-name="ch9" chart:values-cell-range-address="results3.G3:results3.G12" chart:class="chart:scatter">
            <chart:domain table:cell-range-address="results3.F3:results3.F1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F3:results3.F12</svg:desc>
                </draw:g>
              </table:table-cell>
              <table:table-cell office:value-type="float" office:value="1904.35">
                <text:p>1904.35</text:p>
                <draw:g>
                  <svg:desc>results3.G3:results3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05.12">
                <text:p>1805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54.23">
                <text:p>1854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87.83">
                <text:p>1887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19.27">
                <text:p>1819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68.77">
                <text:p>1968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79.07">
                <text:p>1879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38.56">
                <text:p>1938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40.29">
                <text:p>2240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Compression Test - n1280 - One Ensemble</text:p>
        </chart:title>
        <chart:subtitle svg:x="7.07cm" svg:y="1.275cm" chart:style-name="ch3">
          <text:p>Packing 0</text:p>
        </chart:subtitle>
        <chart:plot-area chart:style-name="ch4" table:cell-range-address="results3.F13:results3.G22" svg:x="1.331cm" svg:y="2.138cm" svg:width="14.349cm" svg:height="5.701cm">
          <chartooo:coordinate-region svg:x="2.323cm" svg:y="2.337cm" svg:width="13.17cm" svg:height="4.855cm"/>
          <chart:axis chart:dimension="x" chart:name="primary-x" chart:style-name="ch5">
            <chart:title svg:x="7.045cm" svg:y="8.019cm" chart:style-name="ch6">
              <text:p>Compression Level</text:p>
            </chart:title>
          </chart:axis>
          <chart:axis chart:dimension="y" chart:name="primary-y" chart:style-name="ch5">
            <chart:title svg:x="0.451cm" svg:y="6.355cm" chart:style-name="ch7">
              <text:p>Time (in Seconds)</text:p>
            </chart:title>
            <chart:grid chart:style-name="ch8" chart:class="major"/>
          </chart:axis>
          <chart:series chart:style-name="ch9" chart:values-cell-range-address="results3.G13:results3.G22" chart:class="chart:scatter">
            <chart:domain table:cell-range-address="results3.F13:results3.F2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F13:results3.F22</svg:desc>
                </draw:g>
              </table:table-cell>
              <table:table-cell office:value-type="float" office:value="1585.94">
                <text:p>1585.94</text:p>
                <draw:g>
                  <svg:desc>results3.G13:results3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31.06">
                <text:p>1631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72.1">
                <text:p>177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96.28">
                <text:p>1796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22.23">
                <text:p>1622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93.35">
                <text:p>1693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790.22">
                <text:p>179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97.18">
                <text:p>1797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000.01">
                <text:p>200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31.85">
                <text:p>2431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Compression Test - n1280 - One Ensemble</text:p>
        </chart:title>
        <chart:subtitle svg:x="7.07cm" svg:y="1.275cm" chart:style-name="ch3">
          <text:p>Packing 5</text:p>
        </chart:subtitle>
        <chart:plot-area chart:style-name="ch4" table:cell-range-address="results3.F23:results3.G32" svg:x="1.331cm" svg:y="2.138cm" svg:width="14.349cm" svg:height="5.701cm">
          <chartooo:coordinate-region svg:x="2.323cm" svg:y="2.337cm" svg:width="13.17cm" svg:height="4.855cm"/>
          <chart:axis chart:dimension="x" chart:name="primary-x" chart:style-name="ch5">
            <chart:title svg:x="7.045cm" svg:y="8.019cm" chart:style-name="ch6">
              <text:p>Compression Level</text:p>
            </chart:title>
          </chart:axis>
          <chart:axis chart:dimension="y" chart:name="primary-y" chart:style-name="ch5">
            <chart:title svg:x="0.451cm" svg:y="6.328cm" chart:style-name="ch7">
              <text:p>Time (in seconds)</text:p>
            </chart:title>
            <chart:grid chart:style-name="ch8" chart:class="major"/>
          </chart:axis>
          <chart:series chart:style-name="ch9" chart:values-cell-range-address="results3.G23:results3.G32" chart:class="chart:scatter">
            <chart:domain table:cell-range-address="results3.F23:results3.F3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F23:results3.F32</svg:desc>
                </draw:g>
              </table:table-cell>
              <table:table-cell office:value-type="float" office:value="1579.13">
                <text:p>1579.13</text:p>
                <draw:g>
                  <svg:desc>results3.G23:results3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55.64">
                <text:p>1655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72.74">
                <text:p>1872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71.35">
                <text:p>1871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95.79">
                <text:p>1795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59.47">
                <text:p>1759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05.49">
                <text:p>1605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83.9">
                <text:p>178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47.14">
                <text:p>1947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398.03">
                <text:p>2398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6cm" svg:y="0.316cm" chart:style-name="ch2">
          <text:p>n96</text:p>
        </chart:title>
        <chart:subtitle svg:x="2.85cm" svg:y="1.275cm" chart:style-name="ch3">
          <text:p>All Fields - Two Netcdf Files (One for Mean, One for Stdev)</text:p>
        </chart:subtitle>
        <chart:plot-area chart:style-name="ch4" table:cell-range-address="results3.F52:results3.G65" svg:x="1.331cm" svg:y="2.138cm" svg:width="14.349cm" svg:height="5.701cm">
          <chartooo:coordinate-region svg:x="1.952cm" svg:y="2.337cm" svg:width="13.541cm" svg:height="4.855cm"/>
          <chart:axis chart:dimension="x" chart:name="primary-x" chart:style-name="ch5">
            <chart:title svg:x="7.641cm" svg:y="8.019cm" chart:style-name="ch6">
              <text:p>Ensembles</text:p>
            </chart:title>
          </chart:axis>
          <chart:axis chart:dimension="y" chart:name="primary-y" chart:style-name="ch5">
            <chart:title svg:x="0.451cm" svg:y="5.402cm" chart:style-name="ch7">
              <text:p>Time</text:p>
            </chart:title>
            <chart:grid chart:style-name="ch8" chart:class="major"/>
          </chart:axis>
          <chart:series chart:style-name="ch9" chart:values-cell-range-address="results3.G52:results3.G65" chart:class="chart:scatter">
            <chart:domain table:cell-range-address="results3.F52:results3.F6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F52:results3.F65</svg:desc>
                </draw:g>
              </table:table-cell>
              <table:table-cell office:value-type="float" office:value="8.124">
                <text:p>8.124</text:p>
                <draw:g>
                  <svg:desc>results3.G52:results3.G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38">
                <text:p>6.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49100000000001">
                <text:p>8.491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.36700000000001">
                <text:p>8.367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86000000000001">
                <text:p>7.86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.904">
                <text:p>8.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2.484">
                <text:p>22.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28699999999999">
                <text:p>8.286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6.771">
                <text:p>26.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1.251">
                <text:p>31.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3.947">
                <text:p>33.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7.122">
                <text:p>37.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6cm" svg:y="0.316cm" chart:style-name="ch2">
          <text:p>n96</text:p>
        </chart:title>
        <chart:subtitle svg:x="5.628cm" svg:y="1.275cm" chart:style-name="ch3">
          <text:p>All Fields - One Netcdf File</text:p>
        </chart:subtitle>
        <chart:plot-area chart:style-name="ch4" table:cell-range-address="results3.F33:results3.G51" svg:x="1.331cm" svg:y="2.138cm" svg:width="14.349cm" svg:height="5.701cm">
          <chartooo:coordinate-region svg:x="1.952cm" svg:y="2.337cm" svg:width="13.541cm" svg:height="4.855cm"/>
          <chart:axis chart:dimension="x" chart:name="primary-x" chart:style-name="ch5">
            <chart:title svg:x="7.641cm" svg:y="8.019cm" chart:style-name="ch6">
              <text:p>Ensembles</text:p>
            </chart:title>
          </chart:axis>
          <chart:axis chart:dimension="y" chart:name="primary-y" chart:style-name="ch5">
            <chart:title svg:x="0.451cm" svg:y="5.402cm" chart:style-name="ch7">
              <text:p>Time</text:p>
            </chart:title>
            <chart:grid chart:style-name="ch8" chart:class="major"/>
          </chart:axis>
          <chart:series chart:style-name="ch9" chart:values-cell-range-address="results3.G33:results3.G51" chart:class="chart:scatter">
            <chart:domain table:cell-range-address="results3.F33:results3.F51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F33:results3.F51</svg:desc>
                </draw:g>
              </table:table-cell>
              <table:table-cell office:value-type="float" office:value="7.529">
                <text:p>7.529</text:p>
                <draw:g>
                  <svg:desc>results3.G33:results3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717">
                <text:p>9.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113">
                <text:p>9.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.965">
                <text:p>10.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584">
                <text:p>12.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.577">
                <text:p>5.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.515">
                <text:p>14.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.351">
                <text:p>13.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697">
                <text:p>10.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7.842">
                <text:p>27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.15799999999999">
                <text:p>5.157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.731">
                <text:p>21.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.034">
                <text:p>10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.194">
                <text:p>15.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.203">
                <text:p>17.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.831">
                <text:p>15.8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25cm" svg:y="0.316cm" chart:style-name="ch2">
          <text:p>Compression Test - Storage</text:p>
        </chart:title>
        <chart:subtitle svg:x="4.94cm" svg:y="1.275cm" chart:style-name="ch3">
          <text:p>n1280 - One Ensemble - One Field</text:p>
        </chart:subtitle>
        <chart:plot-area chart:style-name="ch4" table:cell-range-address="results3.E87:results3.F96" svg:x="1.331cm" svg:y="2.138cm" svg:width="14.349cm" svg:height="5.701cm">
          <chartooo:coordinate-region svg:x="2.323cm" svg:y="2.338cm" svg:width="12.985cm" svg:height="4.854cm"/>
          <chart:axis chart:dimension="x" chart:name="primary-x" chart:style-name="ch5">
            <chart:title svg:x="7.045cm" svg:y="8.019cm" chart:style-name="ch6">
              <text:p>Compression Level</text:p>
            </chart:title>
          </chart:axis>
          <chart:axis chart:dimension="y" chart:name="primary-y" chart:style-name="ch7">
            <chart:title svg:x="0.451cm" svg:y="5.932cm" chart:style-name="ch8">
              <text:p>Data (in GB)</text:p>
            </chart:title>
            <chart:grid chart:style-name="ch9" chart:class="major"/>
          </chart:axis>
          <chart:series chart:style-name="ch10" chart:values-cell-range-address="results3.F87:results3.F96" chart:class="chart:scatter">
            <chart:domain table:cell-range-address="results3.E87:results3.E96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E87:results3.E96</svg:desc>
                </draw:g>
              </table:table-cell>
              <table:table-cell office:value-type="float" office:value="15600.3515625">
                <text:p>15600.3515625</text:p>
                <draw:g>
                  <svg:desc>results3.F87:results3.F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20.58203125">
                <text:p>1820.5820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12.98828125">
                <text:p>1812.9882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98.83984375">
                <text:p>1798.8398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90.34765625">
                <text:p>1690.3476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74.70703125">
                <text:p>1674.707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69.9375">
                <text:p>1669.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62.85546875">
                <text:p>1662.8554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45.3828125">
                <text:p>1645.382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33.55859375">
                <text:p>1633.558593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